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2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2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3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3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3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3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3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3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306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307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308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309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310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311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312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313" style:family="paragraph" style:parent-style-name="Table_20_Contents">
      <style:text-properties fo:font-size="2pt" style:font-size-asian="2pt" style:font-size-complex="2pt"/>
    </style:style>
    <style:style style:name="P314" style:family="paragraph" style:parent-style-name="Table_20_Contents">
      <style:text-properties officeooo:paragraph-rsid="012610c3"/>
    </style:style>
    <style:style style:name="P315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58a00f" style:font-size-asian="8pt" style:font-weight-asian="normal" style:font-size-complex="8pt" style:font-weight-complex="normal"/>
    </style:style>
    <style:style style:name="P316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3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3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3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3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3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3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3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68b9d4" style:font-size-asian="8pt" style:font-weight-asian="normal" style:font-size-complex="8pt" style:font-weight-complex="normal"/>
    </style:style>
    <style:style style:name="P3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3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3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3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3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3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3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3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3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4b3a0b" style:font-size-asian="8pt" style:font-weight-asian="normal" style:font-size-complex="8pt" style:font-weight-complex="normal"/>
    </style:style>
    <style:style style:name="P3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3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3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3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62ee53" style:font-size-asian="8pt" style:font-weight-asian="normal" style:font-size-complex="8pt" style:font-weight-complex="normal"/>
    </style:style>
    <style:style style:name="P3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3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3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3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3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3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3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3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3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3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3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3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3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3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3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3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3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3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62ee53" style:font-size-asian="8pt" style:font-weight-asian="bold" style:font-size-complex="8pt" style:font-weight-complex="bold"/>
    </style:style>
    <style:style style:name="P3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3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3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3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3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3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3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3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3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3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3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3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367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368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0.99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fo:font-weight="bold" officeooo:rsid="0168b9d4" style:font-weight-asian="bold" style:font-weight-complex="bold"/>
    </style:style>
    <style:style style:name="T82" style:family="text">
      <style:text-properties officeooo:rsid="00dfaf2c"/>
    </style:style>
    <style:style style:name="T83" style:family="text">
      <style:text-properties fo:color="#000000" style:font-name="Liberation Mono" fo:font-size="10pt" style:font-size-asian="10pt" style:font-size-complex="10pt"/>
    </style:style>
    <style:style style:name="T84" style:family="text">
      <style:text-properties fo:color="#000000" fo:font-weight="normal" officeooo:rsid="01653c36" style:font-weight-asian="normal" style:font-weight-complex="normal"/>
    </style:style>
    <style:style style:name="T85" style:family="text">
      <style:text-properties fo:color="#000000" fo:font-weight="normal" officeooo:rsid="01673b54" style:font-weight-asian="normal" style:font-weight-complex="normal"/>
    </style:style>
    <style:style style:name="T86" style:family="text">
      <style:text-properties officeooo:rsid="00e05e8f"/>
    </style:style>
    <style:style style:name="T87" style:family="text">
      <style:text-properties officeooo:rsid="00e1e472"/>
    </style:style>
    <style:style style:name="T88" style:family="text">
      <style:text-properties officeooo:rsid="00e6ba0d"/>
    </style:style>
    <style:style style:name="T89" style:family="text">
      <style:text-properties officeooo:rsid="00e76c27"/>
    </style:style>
    <style:style style:name="T90" style:family="text">
      <style:text-properties officeooo:rsid="00e86ae3"/>
    </style:style>
    <style:style style:name="T91" style:family="text">
      <style:text-properties officeooo:rsid="00ec0e6c"/>
    </style:style>
    <style:style style:name="T92" style:family="text">
      <style:text-properties officeooo:rsid="00ed6e41"/>
    </style:style>
    <style:style style:name="T93" style:family="text">
      <style:text-properties style:text-line-through-style="solid" style:text-line-through-type="single"/>
    </style:style>
    <style:style style:name="T94" style:family="text">
      <style:text-properties style:text-line-through-style="solid" style:text-line-through-type="single" officeooo:rsid="00ddfb14"/>
    </style:style>
    <style:style style:name="T95" style:family="text">
      <style:text-properties officeooo:rsid="00f06781"/>
    </style:style>
    <style:style style:name="T96" style:family="text">
      <style:text-properties officeooo:rsid="00f37b9b"/>
    </style:style>
    <style:style style:name="T97" style:family="text">
      <style:text-properties officeooo:rsid="00f6e30d"/>
    </style:style>
    <style:style style:name="T98" style:family="text">
      <style:text-properties officeooo:rsid="0103e053"/>
    </style:style>
    <style:style style:name="T99" style:family="text">
      <style:text-properties officeooo:rsid="010abaf6"/>
    </style:style>
    <style:style style:name="T100" style:family="text">
      <style:text-properties officeooo:rsid="010b32eb"/>
    </style:style>
    <style:style style:name="T101" style:family="text">
      <style:text-properties officeooo:rsid="010c7737"/>
    </style:style>
    <style:style style:name="T102" style:family="text">
      <style:text-properties officeooo:rsid="010dfec1"/>
    </style:style>
    <style:style style:name="T103" style:family="text">
      <style:text-properties officeooo:rsid="010fa0ed"/>
    </style:style>
    <style:style style:name="T104" style:family="text">
      <style:text-properties officeooo:rsid="01127561"/>
    </style:style>
    <style:style style:name="T105" style:family="text">
      <style:text-properties officeooo:rsid="01133825"/>
    </style:style>
    <style:style style:name="T106" style:family="text">
      <style:text-properties officeooo:rsid="0113ade5"/>
    </style:style>
    <style:style style:name="T107" style:family="text">
      <style:text-properties officeooo:rsid="0115a26a"/>
    </style:style>
    <style:style style:name="T108" style:family="text">
      <style:text-properties officeooo:rsid="0117a092"/>
    </style:style>
    <style:style style:name="T109" style:family="text">
      <style:text-properties officeooo:rsid="01185088"/>
    </style:style>
    <style:style style:name="T110" style:family="text">
      <style:text-properties officeooo:rsid="0118cac0"/>
    </style:style>
    <style:style style:name="T111" style:family="text">
      <style:text-properties officeooo:rsid="0119a7f9"/>
    </style:style>
    <style:style style:name="T1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3" style:family="text">
      <style:text-properties officeooo:rsid="011c872f"/>
    </style:style>
    <style:style style:name="T114" style:family="text">
      <style:text-properties officeooo:rsid="011decae"/>
    </style:style>
    <style:style style:name="T115" style:family="text">
      <style:text-properties officeooo:rsid="0121de19"/>
    </style:style>
    <style:style style:name="T116" style:family="text">
      <style:text-properties officeooo:rsid="0123c5bf"/>
    </style:style>
    <style:style style:name="T117" style:family="text">
      <style:text-properties officeooo:rsid="012610c3"/>
    </style:style>
    <style:style style:name="T118" style:family="text">
      <style:text-properties officeooo:rsid="012ab552"/>
    </style:style>
    <style:style style:name="T119" style:family="text">
      <style:text-properties officeooo:rsid="013209b9"/>
    </style:style>
    <style:style style:name="T120" style:family="text">
      <style:text-properties style:font-name="Liberation Mono" style:font-name-asian="Liberation Mono" style:font-name-complex="Liberation Mono"/>
    </style:style>
    <style:style style:name="T121" style:family="text">
      <style:text-properties style:font-name="Liberation Mono" officeooo:rsid="0135a72a" style:font-name-asian="Liberation Mono" style:font-name-complex="Liberation Mono"/>
    </style:style>
    <style:style style:name="T122" style:family="text">
      <style:text-properties style:font-name="Liberation Mono" officeooo:rsid="01363f00" style:font-name-asian="Liberation Mono" style:font-name-complex="Liberation Mono"/>
    </style:style>
    <style:style style:name="T123" style:family="text">
      <style:text-properties style:font-name="Liberation Mono" officeooo:rsid="0137ddd0" style:font-name-asian="Liberation Mono" style:font-name-complex="Liberation Mono"/>
    </style:style>
    <style:style style:name="T124" style:family="text">
      <style:text-properties style:font-name="Liberation Mono" officeooo:rsid="01386271" style:font-name-asian="Liberation Mono" style:font-name-complex="Liberation Mono"/>
    </style:style>
    <style:style style:name="T125" style:family="text">
      <style:text-properties officeooo:rsid="0144f569"/>
    </style:style>
    <style:style style:name="T126" style:family="text">
      <style:text-properties officeooo:rsid="014c539d"/>
    </style:style>
    <style:style style:name="T127" style:family="text">
      <style:text-properties officeooo:rsid="014ebbbe"/>
    </style:style>
    <style:style style:name="T128" style:family="text">
      <style:text-properties officeooo:rsid="01527a69"/>
    </style:style>
    <style:style style:name="T129" style:family="text">
      <style:text-properties officeooo:rsid="01561d35"/>
    </style:style>
    <style:style style:name="T130" style:family="text">
      <style:text-properties officeooo:rsid="0159574f"/>
    </style:style>
    <style:style style:name="T131" style:family="text">
      <style:text-properties officeooo:rsid="015a566c"/>
    </style:style>
    <style:style style:name="T132" style:family="text">
      <style:text-properties officeooo:rsid="015eaa3d"/>
    </style:style>
    <style:style style:name="T133" style:family="text">
      <style:text-properties officeooo:rsid="01610f45"/>
    </style:style>
    <style:style style:name="T134" style:family="text">
      <style:text-properties officeooo:rsid="0162ee53"/>
    </style:style>
    <style:style style:name="T135" style:family="text">
      <style:text-properties officeooo:rsid="01642ea5"/>
    </style:style>
    <style:style style:name="T136" style:family="text">
      <style:text-properties officeooo:rsid="01653c36"/>
    </style:style>
    <style:style style:name="T137" style:family="text">
      <style:text-properties officeooo:rsid="01673b54"/>
    </style:style>
    <style:style style:name="T138" style:family="text">
      <style:text-properties style:font-name="Liberation Mono"/>
    </style:style>
    <style:style style:name="T139" style:family="text">
      <style:text-properties style:font-name="Liberation Mono" officeooo:rsid="014428c2"/>
    </style:style>
    <style:style style:name="T140" style:family="text">
      <style:text-properties officeooo:rsid="0168b9d4"/>
    </style:style>
    <style:style style:name="T141" style:family="text">
      <style:text-properties officeooo:rsid="016ab8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306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9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8"><text:tab/>04–<text:span text:style-name="T1">церковьПасео</text:span><text:bookmark-end text:name="__DdeLink__349_401953193"/></text:p>
      <text:p text:style-name="P150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74">DA—HP</text:p>
      <text:p text:style-name="P174">38—Atk.</text:p>
      <text:p text:style-name="P174">78—Def.</text:p>
      <text:p text:style-name="P174">20—MP</text:p>
      <text:p text:style-name="P174">18F6(F618)—Exp.</text:p>
      <text:p text:style-name="P174">05—Боевыезаклинания</text:p>
      <text:p text:style-name="P174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8">0000000000000b0c0a00–<text:span text:style-name="T1">ПещерамедузыдоТайлона</text:span></text:p>
      <text:p text:style-name="P148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8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147"/>
      <text:p text:style-name="P103">в подземельях устранение ловушек в сейвах не отмечается</text:p>
      <text:p text:style-name="P154"/>
      <text:p text:style-name="P153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2"/>
      <text:p text:style-name="P146"><text:span text:style-name="T1">First food shop </text:span><text:span text:style-name="T5">(spaceport)</text:span><text:span text:style-name="T1"> :)</text:span></text:p>
      <text:p text:style-name="P152"/>
      <text:p text:style-name="P152"/>
      <text:p text:style-name="P368"/>
      <text:p text:style-name="P318"/>
      <text:p text:style-name="P152"/>
      <text:p text:style-name="P152"/>
      <text:p text:style-name="P145">C500 — После каждого боя и открытия сундука сюда записывается FF</text:p>
      <text:p text:style-name="P145"/>
      <text:p text:style-name="P354"><text:bookmark-start text:name="__DdeLink__6315_2087498417"/>Camineet</text:p>
      <text:p text:style-name="P336">$C0 $40 $06 $00 $50 $50 $01 $00 $<text:span text:style-name="T71">04</text:span> $<text:span text:style-name="T71">04</text:span> $00 $00 $00 $00 $00 $00 $00 $50 $01 $40 $06 $00 $0<text:bookmark-end text:name="__DdeLink__6315_2087498417"/><text:span text:style-name="T134">D</text:span></text:p>
      <text:p text:style-name="P335">C501<text:tab/>01<text:tab/>Talk with Suelo</text:p>
      <text:p text:style-name="P335"><text:bookmark-start text:name="__DdeLink__6328_2087498417"/>C502<text:tab/>01<text:tab/>Talk with Nekiseh<text:bookmark-end text:name="__DdeLink__6328_2087498417"/></text:p>
      <text:p text:style-name="P355">Palma (near Camineet)</text:p>
      <text:p text:style-name="P337">$30 $D0 $04 $00 $30 $30 $03 $00 $<text:span text:style-name="T71">00</text:span> $<text:span text:style-name="T71">00</text:span> $02 $00 $5E $02 $00 $00 $00 $30 $03 $D0 $04 $00 $0D</text:p>
      <text:p text:style-name="P358">Palma (near Gothic)</text:p>
      <text:p text:style-name="P341">$00 $00 $03 $00 $10 $10 $04 $00 $<text:span text:style-name="T71">00</text:span> $<text:span text:style-name="T71">00</text:span> $00 $00 $2E $00 $00 $00 $00 $10 $04 $00 $03 $00 $0D</text:p>
      <text:p text:style-name="P355">Parolit</text:p>
      <text:p text:style-name="P337">$A0 $60 $01 $00 $10 $10 $06 $00 $<text:span text:style-name="T71">04</text:span> $<text:span text:style-name="T71">06</text:span> $02 $00 $5E $02 $00 $00 $00 $10 $06 $60 $01 $00 $0D</text:p>
      <text:p text:style-name="P356">Palma Spaceport</text:p>
      <text:p text:style-name="P338">$C0 $40 $02 $00 $70 $70 $01 $00 $<text:span text:style-name="T71">04</text:span> $<text:span text:style-name="T71">05</text:span> $02 $00 $5E $02 $00 $00 $00 $70 $01 $40 $02 $00 $0D</text:p>
      <text:p text:style-name="P350">Gothic</text:p>
      <text:p text:style-name="P331">$B0 $50 $02 $00 $A0 $A0 $00 $00 $<text:span text:style-name="T71">05</text:span> $<text:span text:style-name="T71">07</text:span> $00 $00 $2E $00 $00 $00 $00 $A0 $00 $50 $02 $00 $0D</text:p>
      <text:p text:style-name="P344">C504<text:tab/>03<text:tab/>Give 1200 mesetas to Dr. Luveno</text:p>
      <text:p text:style-name="P344">C504<text:tab/>04<text:tab/>Wait a time, then return to Dr. Luveno</text:p>
      <text:p text:style-name="P344"><text:bookmark-start text:name="__DdeLink__6569_1468482858"/>C504<text:tab/>05<text:tab/>Wait a time, then return to Dr. Luveno<text:bookmark-end text:name="__DdeLink__6569_1468482858"/></text:p>
      <text:p text:style-name="P344">C504<text:tab/>06<text:tab/>Wait a time, then return to Dr. Luveno</text:p>
      <text:p text:style-name="P357">Eppi</text:p>
      <text:p text:style-name="P340">$10 $F0 $03 $00 $A0 $A0 $01 $00 $<text:span text:style-name="T71">05</text:span> $<text:span text:style-name="T71">08</text:span> $02 $00 $5E $02 $00 $00 $00 $A0 $01 $F0 $03 $00 $0D</text:p>
      <text:p text:style-name="P339">C604<text:tab/>00<text:tab/>Talk with old man in Eppi. Unlock Dungeon Key in Camineet Warehouse</text:p>
      <text:p text:style-name="P361">Loar</text:p>
      <text:p text:style-name="P345">$70 $90 $05 $00 $40 $40 $01 $00 $<text:span text:style-name="T71">05</text:span> $<text:span text:style-name="T71">09</text:span> $00 $00 $21 $16 $00 $00 $00 $40 $01 $90 $05 $00 $0D</text:p>
      <text:p text:style-name="P353">Paseo</text:p>
      <text:p text:style-name="P324">$80 $80 $01 $00 $40 $40 $02 $00 $<text:span text:style-name="T71">07</text:span> $<text:span text:style-name="T71">0E</text:span> $02 $00 $5E $02 $00 $00 $00 $40 $02 $80 $01 $00 $0D</text:p>
      <text:p text:style-name="P346">Paseo (near Governor'<text:span text:style-name="T132">s Palace)</text:span></text:p>
      <text:p text:style-name="P325">$90 $70 $01 $00 $C0 $A0 $00 $00 $<text:span text:style-name="T71">07</text:span> $<text:span text:style-name="T71">0E</text:span> $00 $00 $61 $21 $00 $00 $00 $A0 $00 $70 $01 $00 $0D</text:p>
      <text:p text:style-name="P353">Paseo Spaceport</text:p>
      <text:p text:style-name="P324">$10 $F0 $00 $00 $90 $90 $04 $00 $<text:span text:style-name="T71">07</text:span> $<text:span text:style-name="T71">10</text:span> $02 $00 $5E $02 $00 $00 $00 $90 $04 $F0 $00 $00 $0D</text:p>
      <text:p text:style-name="P325"><text:soft-page-break/></text:p>
      <text:p text:style-name="P145"/>
      <text:p text:style-name="P145"/>
      <text:p text:style-name="P352">Medusa's Cave</text:p>
      <text:p text:style-name="P333">$00 $60 $04 $00 $00 $A0 $04 $00 $00 $00 $00 $00 $<text:span text:style-name="T71">DC</text:span> $<text:span text:style-name="T71">00</text:span> $00 $00 $00 $A0 $04 $60 $04 $04 $0<text:span text:style-name="T127">B</text:span></text:p>
      <text:p text:style-name="P334">C50A<text:tab/>FF<text:tab/>E3<text:tab/><text:span text:style-name="T128">Save</text:span> Tylon</text:p>
      <text:p text:style-name="P334">C600<text:tab/>FF<text:tab/>36<text:tab/>Compass</text:p>
      <text:p text:style-name="P334">C601<text:tab/>FF<text:tab/>E8<text:tab/>20 Mesetas</text:p>
      <text:p text:style-name="P333">C602<text:tab/>FF<text:tab/>7C<text:tab/><text:span text:style-name="T126">10 Mesetas</text:span></text:p>
      <text:p text:style-name="P350">Gothic Passage<text:span text:style-name="T137">way</text:span></text:p>
      <text:p text:style-name="P331">$00 $A0 $00 $00 $00 $10 $02 $00 $04 $05 $00 $00 $<text:span text:style-name="T71">DE</text:span> $<text:span text:style-name="T71">00</text:span> $00 $00 $00 $10 $02 $A0 $00 $04 $0B</text:p>
      <text:p text:style-name="P343">C504<text:tab/>02<text:tab/>5D<text:tab/>Assistent went to help a Dr. Luveno</text:p>
      <text:p text:style-name="P351">Gothic Passage<text:span text:style-name="T137">way</text:span> <text:span text:style-name="T135">(Gothic entrance)</text:span></text:p>
      <text:p text:style-name="P341">$00 $50 $02 $00 $00 $A0 $00 $00 $05 $07 $02 $00 $<text:span text:style-name="T71">2E</text:span> $<text:span text:style-name="T71">00</text:span> $00 $00 $00 $A0 $00 $50 $02 $04 $0<text:span text:style-name="T137">B</text:span></text:p>
      <text:p text:style-name="P358">Triada Prison</text:p>
      <text:p text:style-name="P341">$00 $C0 $02 $00 $00 $30 $06 $00 $00 $00 $00 $00 $<text:span text:style-name="T71">D2</text:span> $<text:span text:style-name="T71">01</text:span> $00 $00 $00 $30 $06 $C0 $02 $05 $0B</text:p>
      <text:p text:style-name="P342">C603<text:tab/>FF<text:tab/>17<text:tab/><text:span text:style-name="T138">Empty<text:tab/>Trap</text:span></text:p>
      <text:p text:style-name="P342">C6C1<text:tab/>FF<text:tab/>5D<text:tab/>Boss<text:tab/>Skeletons</text:p>
      <text:p text:style-name="P367"><text:span text:style-name="T84">C503<text:tab/>01<text:tab/></text:span><text:span text:style-name="T85">69<text:tab/>F</text:span><text:span text:style-name="T6">or the first time to talk</text:span><text:span text:style-name="T85"> with</text:span><text:span text:style-name="T84"> Dr. Luveno</text:span></text:p>
      <text:p text:style-name="P342">C503<text:tab/>0<text:span text:style-name="T137">2</text:span><text:tab/><text:span text:style-name="T137">69<text:tab/></text:span>Second <text:span text:style-name="T137">time to speak with</text:span> Dr. Luveno</text:p>
      <text:p text:style-name="P343">C504<text:tab/>01<text:tab/>69<text:tab/>A third talk with Dr. Luveno. Now assistent will come out from passageway</text:p>
      <text:p text:style-name="P366">Camineet Warehouse</text:p>
      <text:p text:style-name="P157">$00 $40 $06 $00 $00 $A0 $00 $00 $04 $04 $00 $00 $<text:span text:style-name="T71">5E</text:span> $<text:span text:style-name="T71">02</text:span> $00 $00 $00 $A0 $00 $40 $06 $02 $0<text:span text:style-name="T127">B</text:span></text:p>
      <text:p text:style-name="P364">C604<text:tab/>FF<text:tab/>17<text:tab/>Dungeon Key</text:p>
      <text:p text:style-name="P157"><text:span text:style-name="T138">C605<text:tab/>FF<text:tab/></text:span><text:span text:style-name="T139">67<text:tab/></text:span><text:span text:style-name="T138">50 Mese</text:span>tas</text:p>
      <text:p text:style-name="P331"/>
      <text:p text:style-name="P324"/>
      <text:p text:style-name="P324"/>
      <text:p text:style-name="P324"/>
      <text:p text:style-name="P324"/>
      <text:p text:style-name="P332"/>
      <text:p text:style-name="P169">Iala Cave #<text:span text:style-name="T129">4</text:span></text:p>
      <text:p text:style-name="P161">$00 $00 $07 $00 $00 $10 $04 $00 $00 $00 $01 $00 $<text:span text:style-name="T71">E4</text:span> $<text:span text:style-name="T71">10</text:span> $00 $00 $00 $10 $04 $00 $07 $04 $0B</text:p>
      <text:p text:style-name="P162">C6C9<text:tab/>FF<text:tab/>C7<text:tab/>Boss Skeletons<text:tab/><text:span text:style-name="T129">Saber Claw</text:span></text:p>
      <text:p text:style-name="P163">C63E<text:tab/>FF<text:tab/>1E<text:tab/>PelorieMate</text:p>
      <text:p text:style-name="P163">C63F<text:tab/>FF<text:tab/>8B<text:tab/>Empty<text:tab/>Trap</text:p>
      <text:p text:style-name="P163">C641<text:tab/>FF<text:tab/>9C<text:tab/><text:span text:style-name="T131">Searchlight</text:span></text:p>
      <text:p text:style-name="P162">C642<text:tab/>FF<text:tab/>D1<text:tab/>Ruoginin</text:p>
      <text:p text:style-name="P168">Naula Cave #4</text:p>
      <text:p text:style-name="P164">$00 $B0 $05 $00 $00 $50 $00 $00 $00 $00 $00 $00 $<text:span text:style-name="T71">21</text:span> $<text:span text:style-name="T71">10</text:span> $00 $00 $00 $50 $00 $B0 $05 $04 $0D</text:p>
      <text:p text:style-name="P164">C640<text:tab/>FF<text:tab/>61<text:tab/>Flash</text:p>
      <text:p text:style-name="P168">Naula Cave #4 <text:span text:style-name="T130">(near Cake Shop)</text:span></text:p>
      <text:p text:style-name="P165">$00 $B0 $05 $00 $00 $50 $00 $00 $00 $00 $01 $00 $<text:span text:style-name="T71">64</text:span> $<text:span text:style-name="T71">10</text:span> $00 $00 $00 $50 $00 $B0 $05 $04 $0D</text:p>
      <text:p text:style-name="P170">Iala Cave #3</text:p>
      <text:p text:style-name="P163">$00 $00 $07 $00 $00 $10 $04 $00 $00 $00 $02 $00 $<text:span text:style-name="T71">CE</text:span> $<text:span text:style-name="T71">11</text:span> $00 $00 $00 $10 $04 $00 $07 $04 $0B</text:p>
      <text:p text:style-name="P161">C644<text:tab/>FF<text:tab/>5E<text:tab/>50 Mesetas</text:p>
      <text:p text:style-name="P161">C645<text:tab/>FF<text:tab/>71<text:tab/>20 Mesetas</text:p>
      <text:p text:style-name="P161">C646<text:tab/>FF<text:tab/>7D<text:tab/>20 Mesetas</text:p>
      <text:p text:style-name="P168">Naula Cave #3</text:p>
      <text:p text:style-name="P164">$00 $B0 $05 $00 $00 $50 $00 $00 $00 $00 $02 $00 $<text:span text:style-name="T71">57</text:span> $<text:span text:style-name="T71">11</text:span> $00 $00 $00 $50 $00 $B0 $05 $04 $0<text:span text:style-name="T134">B</text:span></text:p>
      <text:p text:style-name="P164">C643<text:tab/>FF<text:tab/>26<text:tab/>10 Mesetas</text:p>
      <text:p text:style-name="P171">Iala Cave #2</text:p>
      <text:p text:style-name="P160">$00 $00 $07 $00 $00 $10 $04 $00 $00 $00 $02 $00 $<text:span text:style-name="T71">C3</text:span> $<text:span text:style-name="T71">12</text:span> $00 $00 $00 $10 $04 $00 $07 $04 $0B</text:p>
      <text:p text:style-name="P161">C648<text:tab/>FF<text:tab/>19<text:tab/>Empty<text:tab/>Trap</text:p>
      <text:p text:style-name="P161">C649<text:tab/>FF<text:tab/>1E<text:tab/>Cola</text:p>
      <text:p text:style-name="P320">C64A<text:tab/>FF<text:tab/>CC<text:tab/><text:span text:style-name="T131">Searchlight</text:span></text:p>
      <text:p text:style-name="P161">C64C<text:tab/>FF<text:tab/>92<text:tab/>20 Mesetas</text:p>
      <text:p text:style-name="P161">C64D<text:tab/>FF<text:tab/>94<text:tab/>Empty<text:tab/>Trap</text:p>
      <text:p text:style-name="P168">Naula Cave #2</text:p>
      <text:p text:style-name="P164">$00 $B0 $05 $00 $00 $50 $00 $00 $00 $00 $01 $00 $<text:span text:style-name="T71">54</text:span> $<text:span text:style-name="T71">12</text:span> $00 $00 $00 $50 $00 $B0 $05 $04 $0B</text:p>
      <text:p text:style-name="P164">C64B<text:tab/>FF<text:tab/>77<text:tab/>Short Sword</text:p>
      <text:p text:style-name="P166">Iala Cave</text:p>
      <text:p text:style-name="P158">$00 $00 $07 $00 $00 $10 $04 $00 $00 $00 $00 $00 $<text:span text:style-name="T71">DE</text:span> $<text:span text:style-name="T71">13</text:span> $00 $00 $00 $10 $04 $00 $07 $04 $0B</text:p>
      <text:p text:style-name="P159">C64E<text:tab/>FF<text:tab/>1E<text:tab/>PelorieMate</text:p>
      <text:p text:style-name="P159">C64F<text:tab/>FF<text:tab/>33<text:tab/>20 Mesetas</text:p>
      <text:p text:style-name="P159">C650<text:tab/>FF<text:tab/>A5<text:tab/>Empty</text:p>
      <text:p text:style-name="P159">C651<text:tab/>FF<text:tab/>EC<text:tab/>Empty</text:p>
      <text:p text:style-name="P167">Naula Cave</text:p>
      <text:p text:style-name="P322">$00 $B0 $05 $00 $00 $50 $00 $00 $00 $00 $03 $00 $<text:span text:style-name="T71">13</text:span> $<text:span text:style-name="T71">13</text:span> $00 $00 $00 $50 $00 $B0 $05 $04 $0B</text:p>
      <text:p text:style-name="P322"/>
      <text:p text:style-name="P322"><text:bookmark-start text:name="__DdeLink__6571_1468482858"/></text:p>
      <text:p text:style-name="P359">Passageway to A<text:span text:style-name="T140">v</text:span>ion Island<text:bookmark-end text:name="__DdeLink__6571_1468482858"/></text:p>
      <text:p text:style-name="P344">$00 $20 $01 $00 $00 $50 $03 $00 $00 $00 $00 $00 $<text:span text:style-name="T71">DE</text:span> $<text:span text:style-name="T71">16</text:span> $00 $00 $00 $50 $03 $20 $01 $04 $0<text:span text:style-name="T140">B</text:span></text:p>
      <text:p text:style-name="P345">C653<text:tab/>FF<text:tab/>3E<text:tab/>100 Mesetas</text:p>
      <text:p text:style-name="P345">C654<text:tab/>FF<text:tab/>5E<text:tab/>Empty<text:tab/>Trap</text:p>
      <text:p text:style-name="P345">C655<text:tab/>FF<text:tab/>81<text:tab/>Searchlight</text:p>
      <text:p text:style-name="P345">C656<text:tab/>FF<text:tab/>C8<text:tab/>Escape Cloth</text:p>
      <text:p text:style-name="P323"/>
      <text:p text:style-name="P360">Passageway to A<text:span text:style-name="T140">v</text:span>ion Island <text:span text:style-name="T140">(Avion side)</text:span></text:p>
      <text:p text:style-name="P345"><text:soft-page-break/>$00 $20 $01 $00 $00 $50 $03 $00 $00 $00 $02 $00 $<text:span text:style-name="T71">21</text:span> $<text:span text:style-name="T71">16</text:span> $00 $00 $00 $50 $03 $20 $01 $04 $0B</text:p>
      <text:p text:style-name="P322"/>
      <text:p text:style-name="P349">Mahal Cave #3</text:p>
      <text:p text:style-name="P328">$00 $00 $03 $00 $00 $30 $00 $00 $01 $01 $00 $00 $<text:span text:style-name="T71">93</text:span> $<text:span text:style-name="T71">1C</text:span> $00 $00 $00 $30 $00 $00 $03 $07 $0B</text:p>
      <text:p text:style-name="P328">C665<text:tab/>FF<text:tab/>31<text:tab/>2000 Mesetas</text:p>
      <text:p text:style-name="P328">C6CC<text:tab/>FF<text:tab/>1E<text:tab/>Boss Red Dragon</text:p>
      <text:p text:style-name="P347"><text:bookmark-start text:name="__DdeLink__6555_1468482858"/>Mahal Cave #2<text:bookmark-end text:name="__DdeLink__6555_1468482858"/></text:p>
      <text:p text:style-name="P327">$00 $00 $03 $00 $00 $30 $00 $00 $01 $01 $03 $00 $<text:span text:style-name="T71">C7</text:span> $<text:span text:style-name="T71">1D</text:span> $00 $00 $00 $30 $00 $00 $03 $07 $0B</text:p>
      <text:p text:style-name="P328">C666<text:tab/>FF<text:tab/>1B<text:tab/>Searchlight</text:p>
      <text:p text:style-name="P328"><text:bookmark-start text:name="__DdeLink__6553_1468482858"/>C667<text:tab/>FF<text:tab/>21<text:tab/>Ruoginin<text:bookmark-end text:name="__DdeLink__6553_1468482858"/></text:p>
      <text:p text:style-name="P329">C66<text:span text:style-name="T133">8</text:span><text:tab/>FF<text:tab/><text:span text:style-name="T133">41</text:span><text:tab/>Ruoginin<text:tab/><text:span text:style-name="T133">Trap</text:span></text:p>
      <text:p text:style-name="P328">C669<text:tab/>FF<text:tab/>8C<text:tab/>Searchlight</text:p>
      <text:p text:style-name="P328">C66A<text:tab/>FF<text:tab/>CA<text:tab/>50 Mesetas</text:p>
      <text:p text:style-name="P330">C6CD<text:tab/>FF<text:tab/>B1<text:tab/>Boss <text:tab/>Motavian Peasant</text:p>
      <text:p text:style-name="P330">C506<text:tab/>01<text:tab/>68<text:tab/>Give Governor letter to Lutz. Unlock entrance to <text:span text:style-name="T134">Gothic Passage</text:span></text:p>
      <text:p text:style-name="P348">Mahal Cave #2 <text:span text:style-name="T133">(near Lutz)</text:span></text:p>
      <text:p text:style-name="P330">$00 $00 $03 $00 $00 $30 $00 $00 $01 $01 $02 $00 $<text:span text:style-name="T71">68</text:span> $<text:span text:style-name="T71">1D</text:span> $00 $00 $00 $30 $00 $00 $03 $07 $0B</text:p>
      <text:p text:style-name="P347">Mahal Cave</text:p>
      <text:p text:style-name="P327">$00 $00 $03 $00 $00 $30 $00 $00 $01 $01 $01 $00 $<text:span text:style-name="T71">69</text:span> $<text:span text:style-name="T71">1E</text:span> $00 $00 $00 $30 $00 $00 $03 $07 $0B</text:p>
      <text:p text:style-name="P327">C66B<text:tab/>FF<text:tab/>1E<text:tab/>PelorieMate</text:p>
      <text:p text:style-name="P327">C66C<text:tab/>FF<text:tab/>11<text:tab/>20 Mesetas</text:p>
      <text:p text:style-name="P327"/>
      <text:p text:style-name="P339"/>
      <text:p text:style-name="P335"/>
      <text:h text:style-name="P316" text:outline-level="1">Passageway to Paseo Palace</text:h>
      <text:p text:style-name="P321">$00 $90 $01 $00 $00 $90 $01 $00 $07 $0E $00 $00 $<text:span text:style-name="T71">D4</text:span> $<text:span text:style-name="T71">21</text:span> $00 $00 $00 $90 $01 $90 $01 $06 $0<text:span text:style-name="T134">B</text:span></text:p>
      <text:p text:style-name="P326">C511<text:tab/>FF<text:tab/>94<text:tab/>Give Shortcake to <text:span text:style-name="T136">Robot Police</text:span></text:p>
      <text:p text:style-name="P324"/>
      <text:p text:style-name="P324"/>
      <text:p text:style-name="P327"/>
      <text:h text:style-name="P315" text:outline-level="1"/>
      <text:p text:style-name="P165"/>
      <text:p text:style-name="P155"/>
      <text:p text:style-name="P155"/>
      <text:p text:style-name="P155"/>
      <text:p text:style-name="P156"><text:span text:style-name="T125">C5</text:span>00, <text:span text:style-name="T125">C5</text:span>04 FF</text:p>
      <text:p text:style-name="P2"/>
      <text:p text:style-name="P2"/>
      <text:p text:style-name="P144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9"><text:span text:style-name="T13">060A: 00→FF – спас</text:span><text:span text:style-name="T1"> Тайлона</text:span></text:p>
      <text:p text:style-name="P151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<text:soft-page-break/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/>
      <text:p text:style-name="P41"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<text:soft-page-break/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<text:soft-page-break/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0791:00-&gt;FF-50<text:span text:style-name="T48">LaconianShieldCave#</text:span>1</text:p>
      <text:p text:style-name="P67"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3">82aa—ba80диалоги</text:span><text:a xlink:type="simple" xlink:href="mailto:I@M" text:style-name="Internet_20_link" text:visited-style-name="Visited_20_Internet_20_Link">I@M</text:a><text:span text:style-name="T83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><text:soft-page-break/></text:p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/>
      <text:p text:style-name="P142"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174"><text:bookmark-start text:name="__DdeLink__6228_866727538"/>DA38782018F60502<text:bookmark-end text:name="__DdeLink__6228_866727538"/>—30-й</text:p>
      <text:p text:style-name="P174"/>
      <text:p text:style-name="P260">K: F696</text:p>
      <text:p text:style-name="P174"/>
      <text:p text:style-name="P174">DA—HP</text:p>
      <text:p text:style-name="P174">38—Atk.</text:p>
      <text:p text:style-name="P174">78—Def.</text:p>
      <text:p text:style-name="P174">20—MP</text:p>
      <text:p text:style-name="P174">18F6(F618)—Exp.</text:p>
      <text:p text:style-name="P174">05—Боевыезаклинания</text:p>
      <text:p text:style-name="P174">02—Мирныезаклинания</text:p>
      <text:p text:style-name="P174"/>
      <text:p text:style-name="P174">F99F—Мяу</text:p>
      <text:p text:style-name="P267">D656763760EA0403</text:p>
      <text:p text:style-name="P174">FA8F—Тайлон</text:p>
      <text:p text:style-name="P174">FB7F-FC6E—Лутз</text:p>
      <text:p text:style-name="P175">C34B7B5350C30505</text:p>
      <text:p text:style-name="P175"/>
      <text:p text:style-name="P176">180h=384</text:p>
      <text:p text:style-name="P177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77"/>
      <text:p text:style-name="P177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77"/>
      <text:p text:style-name="P178">ширинаоколо30</text:p>
      <text:p text:style-name="P178">bf=191</text:p>
      <text:p text:style-name="P178"/>
      <text:p text:style-name="P178"/>
      <text:p text:style-name="P178"/>
      <text:p text:style-name="P179">████████████████</text:p>
      <text:p text:style-name="P179">█A0000█80000000█</text:p>
      <text:p text:style-name="P179">█████0██████0█0█</text:p>
      <text:p text:style-name="P179">█████0████8█0█0█</text:p>
      <text:p text:style-name="P179">█0000000500█0█0█</text:p>
      <text:p text:style-name="P179">█0███0██████0█0█</text:p>
      <text:p text:style-name="P179">█0█8█0█804000█A█</text:p>
      <text:p text:style-name="P179">█5█0█0██████████</text:p>
      <text:p text:style-name="P179">█0█0000050000███</text:p>
      <text:p text:style-name="P179">█0█0████████000█</text:p>
      <text:p text:style-name="P179">█0000000000███0█</text:p>
      <text:p text:style-name="P179">██████████0███0█</text:p>
      <text:p text:style-name="P179">█0000050000█000█</text:p>
      <text:p text:style-name="P179">█0██████████0█0█</text:p>
      <text:p text:style-name="P179">█000000000000█A█</text:p>
      <text:p text:style-name="P179"><text:bookmark-start text:name="__DdeLink__1977_2133758965"/><text:soft-page-break/>█<text:bookmark-end text:name="__DdeLink__1977_2133758965"/>███████████████</text:p>
      <text:p text:style-name="P179"/>
      <text:p text:style-name="P261"><text:bookmark-start text:name="__DdeLink__6229_776048346"/>3DF6E<text:bookmark-end text:name="__DdeLink__6229_776048346"/> — map #0. 8 Bytes x 16 rows=0x80</text:p>
      <text:p text:style-name="P261">3FDED — последний байт</text:p>
      <text:p text:style-name="P266"><text:bookmark-start text:name="__DdeLink__6233_776048346"/><text:span text:style-name="T120">░</text:span><text:bookmark-end text:name="__DdeLink__6233_776048346"/><text:bookmark-start text:name="__DdeLink__6241_776048346"/><text:span text:style-name="T120">▲</text:span><text:bookmark-end text:name="__DdeLink__6241_776048346"/><text:bookmark-start text:name="__DdeLink__6239_776048346"/><text:span text:style-name="T120">☺</text:span><text:bookmark-end text:name="__DdeLink__6239_776048346"/><text:bookmark-start text:name="__DdeLink__6237_776048346"/><text:span text:style-name="T120">─</text:span><text:bookmark-end text:name="__DdeLink__6237_776048346"/><text:bookmark-start text:name="__DdeLink__6251_776048346"/><text:span text:style-name="T120">┼</text:span><text:bookmark-end text:name="__DdeLink__6251_776048346"/><text:bookmark-start text:name="__DdeLink__6253_776048346"/><text:span text:style-name="T120">╫</text:span><text:bookmark-end text:name="__DdeLink__6253_776048346"/><text:bookmark-start text:name="__DdeLink__6235_776048346"/><text:span text:style-name="T120">☻</text:span><text:bookmark-end text:name="__DdeLink__6235_776048346"/><text:bookmark-start text:name="__DdeLink__6245_776048346"/><text:span text:style-name="T121">▼</text:span><text:bookmark-end text:name="__DdeLink__6245_776048346"/><text:bookmark-start text:name="__DdeLink__6243_776048346"/><text:span text:style-name="T121">▫</text:span><text:bookmark-end text:name="__DdeLink__6243_776048346"/><text:span text:style-name="T121">▪</text:span><text:bookmark-start text:name="__DdeLink__6247_776048346"/><text:span text:style-name="T121">○</text:span><text:bookmark-end text:name="__DdeLink__6247_776048346"/><text:span text:style-name="T121">●</text:span><text:bookmark-start text:name="__DdeLink__6249_776048346"/><text:span text:style-name="T121">◊</text:span><text:bookmark-end text:name="__DdeLink__6249_776048346"/><text:bookmark-start text:name="__DdeLink__6255_776048346"/><text:span text:style-name="T122">╪</text:span><text:bookmark-end text:name="__DdeLink__6255_776048346"/><text:bookmark-start text:name="__DdeLink__6257_776048346"/><text:span text:style-name="T123">▓</text:span><text:bookmark-end text:name="__DdeLink__6257_776048346"/><text:bookmark-start text:name="__DdeLink__6259_776048346"/><text:span text:style-name="T123">▒</text:span><text:bookmark-end text:name="__DdeLink__6259_776048346"/><text:span text:style-name="T124">□</text:span><text:bookmark-start text:name="__DdeLink__6261_776048346"/><text:span text:style-name="T124">■</text:span><text:bookmark-end text:name="__DdeLink__6261_776048346"/></text:p>
      <text:p text:style-name="P261">3D карт (больше чем думалось!!!)</text:p>
      <text:p text:style-name="P261"/>
      <text:p text:style-name="P262"/>
      <text:p text:style-name="P263">████████████████</text:p>
      <text:p text:style-name="P263"><text:bookmark-start text:name="__DdeLink__6231_776048346"/>█<text:bookmark-end text:name="__DdeLink__6231_776048346"/>██████8████████</text:p>
      <text:p text:style-name="P263">███████0████████</text:p>
      <text:p text:style-name="P263">████D██5████████</text:p>
      <text:p text:style-name="P263">████0██0████████</text:p>
      <text:p text:style-name="P263">██000000000508██</text:p>
      <text:p text:style-name="P263">██0██0███0██████</text:p>
      <text:p text:style-name="P263">██5██D███D██████</text:p>
      <text:p text:style-name="P263">██0████D████D███</text:p>
      <text:p text:style-name="P263">██000██0████0███</text:p>
      <text:p text:style-name="P263">██0█000000000███</text:p>
      <text:p text:style-name="P263">██8██0███0██████</text:p>
      <text:p text:style-name="P263">██0██D███5██████</text:p>
      <text:p text:style-name="P263">██0██████0██████</text:p>
      <text:p text:style-name="P263">██C██████8██████</text:p>
      <text:p text:style-name="P263">████████████████</text:p>
      <text:p text:style-name="P263"/>
      <text:p text:style-name="P261"/>
      <text:p text:style-name="P261">████████████████</text:p>
      <text:p text:style-name="P261">████████████████</text:p>
      <text:p text:style-name="P261">████30007███████</text:p>
      <text:p text:style-name="P261">████████████████</text:p>
      <text:p text:style-name="P261">███000003███████</text:p>
      <text:p text:style-name="P261">█████0██████████</text:p>
      <text:p text:style-name="P261">████70██7███████</text:p>
      <text:p text:style-name="P261">█████0██0█7█████</text:p>
      <text:p text:style-name="P261">█████8██0000████</text:p>
      <text:p text:style-name="P261">█████0██8█0█████</text:p>
      <text:p text:style-name="P261">████████0█007███</text:p>
      <text:p text:style-name="P261">███████7██0█████</text:p>
      <text:p text:style-name="P261">█████0000007████</text:p>
      <text:p text:style-name="P261">███████0████████</text:p>
      <text:p text:style-name="P261">███████0████████</text:p>
      <text:p text:style-name="P261">███████0████████</text:p>
      <text:p text:style-name="P261"/>
      <text:p text:style-name="P261"/>
      <text:p text:style-name="P264">до подземелья</text:p>
      <text:p text:style-name="P26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11">0D6F6</text:p>
          </table:table-cell>
          <table:table-cell table:style-name="Таблица1.A1" office:value-type="string">
            <text:p text:style-name="P311"/>
          </table:table-cell>
        </table:table-row>
        <table:table-row>
          <table:table-cell table:style-name="Таблица1.A1" office:value-type="string">
            <text:p text:style-name="P311">0D6F7</text:p>
          </table:table-cell>
          <table:table-cell table:style-name="Таблица1.A1" office:value-type="string">
            <text:p text:style-name="P311"/>
          </table:table-cell>
        </table:table-row>
      </table:table>
      <text:p text:style-name="P26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11">30043</text:p>
          </table:table-cell>
          <table:table-cell table:style-name="Таблица2.A1" office:value-type="string">
            <text:p text:style-name="P311"/>
          </table:table-cell>
        </table:table-row>
      </table:table>
      <text:p text:style-name="P26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11">308C7</text:p>
          </table:table-cell>
          <table:table-cell table:style-name="Таблица3.A1" office:value-type="string">
            <text:p text:style-name="P311"/>
          </table:table-cell>
        </table:table-row>
      </table:table>
      <text:p text:style-name="P261"/>
      <text:p text:style-name="P261"/>
      <text:p text:style-name="P261"/>
      <text:p text:style-name="P265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11">311AC</text:p>
          </table:table-cell>
          <table:table-cell table:style-name="Таблица4.A1" office:value-type="string">
            <text:p text:style-name="P311"/>
          </table:table-cell>
        </table:table-row>
      </table:table>
      <text:p text:style-name="P26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11">31258</text:p>
          </table:table-cell>
          <table:table-cell table:style-name="Таблица5.A1" office:value-type="string">
            <text:p text:style-name="P311"/>
          </table:table-cell>
        </table:table-row>
      </table:table>
      <text:p text:style-name="P261"/>
      <text:p text:style-name="P26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11">3287D</text:p>
          </table:table-cell>
          <table:table-cell table:style-name="Таблица6.A1" office:value-type="string">
            <text:p text:style-name="P311"/>
          </table:table-cell>
        </table:table-row>
      </table:table>
      <text:p text:style-name="P261"><text:soft-page-break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11">32968</text:p>
          </table:table-cell>
          <table:table-cell table:style-name="Таблица7.A1" office:value-type="string">
            <text:p text:style-name="P311"/>
          </table:table-cell>
        </table:table-row>
      </table:table>
      <text:p text:style-name="P261"/>
      <text:p text:style-name="P261"/>
      <text:p text:style-name="P261"/>
      <text:p text:style-name="P264">Dung</text:p>
      <text:p text:style-name="P180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10">0D80C</text:p>
          </table:table-cell>
          <table:table-cell table:style-name="Таблица8.A1" office:value-type="string">
            <text:p text:style-name="P311">20582</text:p>
          </table:table-cell>
        </table:table-row>
      </table:table>
      <text:p text:style-name="P180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10">0D81E</text:p>
          </table:table-cell>
          <table:table-cell table:style-name="Таблица9.A1" office:value-type="string">
            <text:p text:style-name="P311">20582</text:p>
          </table:table-cell>
        </table:table-row>
      </table:table>
      <text:p text:style-name="P180"/>
      <text:p text:style-name="P180"/>
      <text:p text:style-name="P180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10">0EA4A</text:p>
          </table:table-cell>
          <table:table-cell table:style-name="Таблица10.A1" office:value-type="string">
            <text:p text:style-name="P311">2</text:p>
          </table:table-cell>
        </table:table-row>
      </table:table>
      <text:p text:style-name="P180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11">0EA91</text:p>
          </table:table-cell>
          <table:table-cell table:style-name="Таблица11.A1" office:value-type="string">
            <text:p text:style-name="P311">1</text:p>
          </table:table-cell>
        </table:table-row>
      </table:table>
      <text:p text:style-name="P180"/>
      <text:p text:style-name="P180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10">0F5C9</text:p>
          </table:table-cell>
          <table:table-cell table:style-name="Таблица12.A1" office:value-type="string">
            <text:p text:style-name="P311">2</text:p>
          </table:table-cell>
        </table:table-row>
      </table:table>
      <text:p text:style-name="P180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11">0F5D0</text:p>
          </table:table-cell>
          <table:table-cell table:style-name="Таблица13.A1" office:value-type="string">
            <text:p text:style-name="P311">1</text:p>
          </table:table-cell>
        </table:table-row>
      </table:table>
      <text:p text:style-name="P180"/>
      <text:p text:style-name="P180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10">0F621</text:p>
          </table:table-cell>
          <table:table-cell table:style-name="Таблица14.A1" office:value-type="string">
            <text:p text:style-name="P311">1</text:p>
          </table:table-cell>
        </table:table-row>
        <table:table-row>
          <table:table-cell table:style-name="Таблица14.A1" office:value-type="string">
            <text:p text:style-name="P311">0F622</text:p>
          </table:table-cell>
          <table:table-cell table:style-name="Таблица14.A1" office:value-type="string">
            <text:p text:style-name="P311">1</text:p>
          </table:table-cell>
        </table:table-row>
        <table:table-row>
          <table:table-cell table:style-name="Таблица14.A1" office:value-type="string">
            <text:p text:style-name="P311">0F623</text:p>
          </table:table-cell>
          <table:table-cell table:style-name="Таблица14.A1" office:value-type="string">
            <text:p text:style-name="P311">1</text:p>
          </table:table-cell>
        </table:table-row>
        <table:table-row>
          <table:table-cell table:style-name="Таблица14.A1" office:value-type="string">
            <text:p text:style-name="P311">0F624</text:p>
          </table:table-cell>
          <table:table-cell table:style-name="Таблица14.A1" office:value-type="string">
            <text:p text:style-name="P311">1</text:p>
          </table:table-cell>
        </table:table-row>
      </table:table>
      <text:p text:style-name="P180"/>
      <text:p text:style-name="P180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11">0FD83</text:p>
          </table:table-cell>
          <table:table-cell table:style-name="Таблица15.A1" office:value-type="string">
            <text:p text:style-name="P311">2</text:p>
          </table:table-cell>
        </table:table-row>
      </table:table>
      <text:p text:style-name="P180"/>
      <text:p text:style-name="P180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10">10B0F</text:p>
          </table:table-cell>
          <table:table-cell table:style-name="Таблица16.A1" office:value-type="string">
            <text:p text:style-name="P311">1</text:p>
          </table:table-cell>
        </table:table-row>
      </table:table>
      <text:p text:style-name="P180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11">10ED3</text:p>
          </table:table-cell>
          <table:table-cell table:style-name="Таблица17.A1" office:value-type="string">
            <text:p text:style-name="P311">1</text:p>
          </table:table-cell>
        </table:table-row>
      </table:table>
      <text:p text:style-name="P180"/>
      <text:p text:style-name="P180"/>
      <text:p text:style-name="P180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11">1C000</text:p>
          </table:table-cell>
          <table:table-cell table:style-name="Таблица18.A1" office:value-type="string">
            <text:p text:style-name="P311">1</text:p>
          </table:table-cell>
        </table:table-row>
      </table:table>
      <text:p text:style-name="P180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11">1CA4A</text:p>
          </table:table-cell>
          <table:table-cell table:style-name="Таблица19.A1" office:value-type="string">
            <text:p text:style-name="P311">1</text:p>
          </table:table-cell>
        </table:table-row>
      </table:table>
      <text:p text:style-name="P180"/>
      <text:p text:style-name="P180"/>
      <text:p text:style-name="P180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11">30000</text:p>
          </table:table-cell>
          <table:table-cell table:style-name="Таблица20.A1" office:value-type="string">
            <text:p text:style-name="P311">1</text:p>
          </table:table-cell>
        </table:table-row>
      </table:table>
      <text:p text:style-name="P180">………….</text:p>
      <text:p text:style-name="P180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11">32C95</text:p>
          </table:table-cell>
          <table:table-cell table:style-name="Таблица21.A1" office:value-type="string">
            <text:p text:style-name="P311">120</text:p>
          </table:table-cell>
        </table:table-row>
      </table:table>
      <text:p text:style-name="P180"/>
      <text:p text:style-name="P180"/>
      <text:p text:style-name="P181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311">3E06E</text:p>
          </table:table-cell>
          <table:table-cell table:style-name="Таблица22.A1" office:value-type="string">
            <text:p text:style-name="P311">2</text:p>
          </table:table-cell>
        </table:table-row>
      </table:table>
      <text:p text:style-name="P180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311">3E0ED</text:p>
          </table:table-cell>
          <table:table-cell table:style-name="Таблица23.A1" office:value-type="string">
            <text:p text:style-name="P311">2</text:p>
          </table:table-cell>
        </table:table-row>
      </table:table>
      <text:p text:style-name="P180"/>
      <text:p text:style-name="P180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310">43AD8</text:p>
          </table:table-cell>
          <table:table-cell table:style-name="Таблица24.A1" office:value-type="string">
            <text:p text:style-name="P311">1</text:p>
          </table:table-cell>
        </table:table-row>
      </table:table>
      <text:p text:style-name="P180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11">43DF7</text:p>
          </table:table-cell>
          <table:table-cell table:style-name="Таблица25.A1" office:value-type="string">
            <text:p text:style-name="P311">1</text:p>
          </table:table-cell>
        </table:table-row>
      </table:table>
      <text:p text:style-name="P180"><text:soft-page-break/></text:p>
      <text:p text:style-name="P180"/>
      <text:p text:style-name="P180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311">58568</text:p>
          </table:table-cell>
          <table:table-cell table:style-name="Таблица26.A1" office:value-type="string">
            <text:p text:style-name="P311">256</text:p>
          </table:table-cell>
        </table:table-row>
        <table:table-row>
          <table:table-cell table:style-name="Таблица26.A1" office:value-type="string">
            <text:p text:style-name="P311">58569</text:p>
          </table:table-cell>
          <table:table-cell table:style-name="Таблица26.A1" office:value-type="string">
            <text:p text:style-name="P311">256</text:p>
          </table:table-cell>
        </table:table-row>
        <table:table-row>
          <table:table-cell table:style-name="Таблица26.A1" office:value-type="string">
            <text:p text:style-name="P311">5856A</text:p>
          </table:table-cell>
          <table:table-cell table:style-name="Таблица26.A1" office:value-type="string">
            <text:p text:style-name="P311">256</text:p>
          </table:table-cell>
        </table:table-row>
        <table:table-row>
          <table:table-cell table:style-name="Таблица26.A1" office:value-type="string">
            <text:p text:style-name="P311">5856B</text:p>
          </table:table-cell>
          <table:table-cell table:style-name="Таблица26.A1" office:value-type="string">
            <text:p text:style-name="P311">256</text:p>
          </table:table-cell>
        </table:table-row>
        <table:table-row>
          <table:table-cell table:style-name="Таблица26.A1" office:value-type="string">
            <text:p text:style-name="P311">5856C</text:p>
          </table:table-cell>
          <table:table-cell table:style-name="Таблица26.A1" office:value-type="string">
            <text:p text:style-name="P311">256</text:p>
          </table:table-cell>
        </table:table-row>
        <table:table-row>
          <table:table-cell table:style-name="Таблица26.A1" office:value-type="string">
            <text:p text:style-name="P311">5856D</text:p>
          </table:table-cell>
          <table:table-cell table:style-name="Таблица26.A1" office:value-type="string">
            <text:p text:style-name="P311">256</text:p>
          </table:table-cell>
        </table:table-row>
        <table:table-row>
          <table:table-cell table:style-name="Таблица26.A1" office:value-type="string">
            <text:p text:style-name="P311">5856E</text:p>
          </table:table-cell>
          <table:table-cell table:style-name="Таблица26.A1" office:value-type="string">
            <text:p text:style-name="P311">256</text:p>
          </table:table-cell>
        </table:table-row>
        <table:table-row>
          <table:table-cell table:style-name="Таблица26.A1" office:value-type="string">
            <text:p text:style-name="P311">5856F</text:p>
          </table:table-cell>
          <table:table-cell table:style-name="Таблица26.A1" office:value-type="string">
            <text:p text:style-name="P311">256</text:p>
          </table:table-cell>
        </table:table-row>
      </table:table>
      <text:p text:style-name="P180"/>
      <text:p text:style-name="P180"/>
      <text:p text:style-name="P181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311">70480</text:p>
          </table:table-cell>
          <table:table-cell table:style-name="Таблица27.A1" office:value-type="string">
            <text:p text:style-name="P311">1</text:p>
          </table:table-cell>
        </table:table-row>
      </table:table>
      <text:p text:style-name="P180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11">705FF</text:p>
          </table:table-cell>
          <table:table-cell table:style-name="Таблица28.A1" office:value-type="string">
            <text:p text:style-name="P311">1</text:p>
          </table:table-cell>
        </table:table-row>
      </table:table>
      <text:p text:style-name="P180"/>
      <text:p text:style-name="P180"/>
      <text:p text:style-name="P180"/>
      <text:p text:style-name="P180"/>
      <text:p text:style-name="P180"/>
      <text:p text:style-name="P180"/>
      <text:p text:style-name="P182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311">00008</text:p>
          </table:table-cell>
          <table:table-cell table:style-name="Таблица33.A1" office:value-type="string">
            <text:p text:style-name="P311">213491</text:p>
          </table:table-cell>
        </table:table-row>
      </table:table>
      <text:p text:style-name="P180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311">0000E</text:p>
          </table:table-cell>
          <table:table-cell table:style-name="Таблица34.A1" office:value-type="string">
            <text:p text:style-name="P311">222999</text:p>
          </table:table-cell>
        </table:table-row>
      </table:table>
      <text:p text:style-name="P180"/>
      <text:p text:style-name="P180"/>
      <text:p text:style-name="P182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311">3A3E8</text:p>
          </table:table-cell>
          <table:table-cell table:style-name="Таблица35.A1" office:value-type="string">
            <text:p text:style-name="P311">8</text:p>
          </table:table-cell>
        </table:table-row>
      </table:table>
      <text:p text:style-name="P180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311">3B2E7</text:p>
          </table:table-cell>
          <table:table-cell table:style-name="Таблица36.A1" office:value-type="string">
            <text:p text:style-name="P311">23</text:p>
          </table:table-cell>
        </table:table-row>
      </table:table>
      <text:p text:style-name="P180"/>
      <text:p text:style-name="P180"/>
      <text:p text:style-name="P180"/>
      <text:p text:style-name="P182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311">3BC68</text:p>
          </table:table-cell>
          <table:table-cell table:style-name="Таблица29.A1" office:value-type="string">
            <text:p text:style-name="P311">1</text:p>
          </table:table-cell>
        </table:table-row>
      </table:table>
      <text:p text:style-name="P180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311">3BF5F</text:p>
          </table:table-cell>
          <table:table-cell table:style-name="Таблица30.A1" office:value-type="string">
            <text:p text:style-name="P311">1</text:p>
          </table:table-cell>
        </table:table-row>
      </table:table>
      <text:p text:style-name="P180"/>
      <text:p text:style-name="P180"/>
      <text:p text:style-name="P183">70000-726BF — sprites</text:p>
      <text:p text:style-name="P183"/>
      <text:p text:style-name="P182">Title screen sprites</text:p>
      <text:p text:style-name="P180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311">7E8BD</text:p>
          </table:table-cell>
          <table:table-cell table:style-name="Таблица31.A1" office:value-type="string">
            <text:p text:style-name="P311">1</text:p>
          </table:table-cell>
        </table:table-row>
      </table:table>
      <text:p text:style-name="P180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311">7FFFE</text:p>
          </table:table-cell>
          <table:table-cell table:style-name="Таблица32.A1" office:value-type="string">
            <text:p text:style-name="P311">1</text:p>
          </table:table-cell>
        </table:table-row>
      </table:table>
      <text:p text:style-name="P180"/>
      <text:p text:style-name="P184"/>
      <text:p text:style-name="P185"/>
      <text:p text:style-name="P307"/>
      <text:p text:style-name="P186"/>
      <text:p text:style-name="P185"/>
      <text:p text:style-name="P185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311">0FD9B</text:p>
          </table:table-cell>
          <table:table-cell table:style-name="Таблица42.A1" office:value-type="string">
            <text:p text:style-name="P311">1</text:p>
          </table:table-cell>
        </table:table-row>
      </table:table>
      <text:p text:style-name="P187">82</text:p>
      <text:p text:style-name="P185"/>
      <text:p text:style-name="P185"><text:soft-page-break/></text:p>
      <text:p text:style-name="P190">58000-<text:span text:style-name="T64">58338 — большие тайлы 4x4</text:span></text:p>
      <text:p text:style-name="P190"/>
      <text:p text:style-name="P190">0 00 00 00 00 00 00 00 00 - пусто</text:p>
      <text:p text:style-name="P190">1 01 00 01 00 01 00 01 00 - пусто, серый</text:p>
      <text:p text:style-name="P190"><text:bookmark-start text:name="__DdeLink__3649_1465995002"/>2 02 08 02 08 04 08 05 00 — трава трава трава, уголок<text:bookmark-end text:name="__DdeLink__3649_1465995002"/></text:p>
      <text:p text:style-name="P190">3 02 08 02 08 06 00 07 08 — трава трава закр. Уголок трава</text:p>
      <text:p text:style-name="P190">4 02 08 08 00 04 08 07 08 — нижний левый угол</text:p>
      <text:p text:style-name="P190">5 09 00 02 08 04 08 07 08 — нижний правый угол</text:p>
      <text:p text:style-name="P190">6 02 08 0A 00 04 08 0B 00 — <text:span text:style-name="T63">трава, верт. стена</text:span></text:p>
      <text:p text:style-name="P190">7 02 08 02 08 0C 00 0D 00 — <text:span text:style-name="T63">трава трава гор. стена</text:span></text:p>
      <text:p text:style-name="P190">8 0E 00 02 08 0F 00 07 08 </text:p>
      <text:p text:style-name="P190">9 0C 00 0D 00 04 08 07 08 </text:p>
      <text:p text:style-name="P190">A 10 00 11 00 12 00 13 00 </text:p>
      <text:p text:style-name="P190">B 14 00 15 00 16 00 17 00 </text:p>
      <text:p text:style-name="P190">C 18 00 19 00 1A 00 1B 00 </text:p>
      <text:p text:style-name="P190">D 1C 00 1D 00 1E 00 1F 00 <text:s/></text:p>
      <text:p text:style-name="P191">E 20 00 21 00 22 00 23 00 <text:s/><text:span text:style-name="T60">голубой домик</text:span></text:p>
      <text:p text:style-name="P191">F 24 00 25 00 26 00 27 00 <text:s/><text:span text:style-name="T60">голубой домик</text:span></text:p>
      <text:p text:style-name="P190"><text:span text:style-name="T63">10 </text:span>28 00 29 00 2A 00 2B 00 — <text:span text:style-name="T63">нижняя часть голубого дома слева</text:span></text:p>
      <text:p text:style-name="P191"><text:span text:style-name="T63">11 </text:span>2C 00 2D 00 2E 00 2F 00 — <text:span text:style-name="T63">нижняя часть голубого дома справа</text:span></text:p>
      <text:p text:style-name="P190"><text:span text:style-name="T63">12 </text:span>30 00 31 00 32 00 33 00 </text:p>
      <text:p text:style-name="P190"><text:span text:style-name="T63">13 </text:span>34 00 35 00 01 00 36 00 </text:p>
      <text:p text:style-name="P190"><text:span text:style-name="T63">14 </text:span>37 00 38 00 39 00 3A 00 </text:p>
      <text:p text:style-name="P190"><text:span text:style-name="T63">15 </text:span>3B 00 3C 00 3D 00 3E 00 </text:p>
      <text:p text:style-name="P191"><text:span text:style-name="T63">16 </text:span>3F 00 40 00 41 00 42 00 <text:s/><text:span text:style-name="T60">EXIT</text:span></text:p>
      <text:p text:style-name="P191"><text:span text:style-name="T63">17 </text:span>43 00 44 00 45 00 46 00 <text:s/><text:span text:style-name="T60">EXIT</text:span></text:p>
      <text:p text:style-name="P190"><text:span text:style-name="T63">18 </text:span>47 00 48 00 49 00 4A 00 </text:p>
      <text:p text:style-name="P190"><text:span text:style-name="T63">19 </text:span>4B 00 4C 00 4D 00 4E 00 </text:p>
      <text:p text:style-name="P190"><text:span text:style-name="T63">1A </text:span>4F 00 50 00 51 00 52 00 </text:p>
      <text:p text:style-name="P190"><text:span text:style-name="T63">1B </text:span>53 00 54 00 55 00 56 00 </text:p>
      <text:p text:style-name="P190"><text:span text:style-name="T63">1C </text:span>57 00 58 00 59 00 5A 00 </text:p>
      <text:p text:style-name="P190"><text:span text:style-name="T63">1D </text:span>5B 00 5C 00 5D 00 5E 00 </text:p>
      <text:p text:style-name="P190"><text:span text:style-name="T63">1E </text:span>5F 00 60 00 61 00 62 00 </text:p>
      <text:p text:style-name="P190"><text:span text:style-name="T63">1F </text:span>63 00 64 00 65 00 66 00</text:p>
      <text:p text:style-name="P192">20 <text:span text:style-name="T59">5F 00 60 00 61 00 62 00 </text:span></text:p>
      <text:p text:style-name="P188"><text:span text:style-name="T63">21 </text:span>63 00 64 00 65 00 66 00 <text:span text:style-name="T60">SHOP</text:span></text:p>
      <text:p text:style-name="P188"><text:span text:style-name="T63">22 </text:span>67 00 68 00 69 00 6A 00 <text:span text:style-name="T60">SHOP</text:span></text:p>
      <text:p text:style-name="P188"><text:span text:style-name="T63">23 </text:span>6B 00 6C 00 6D 00 6E 00 <text:span text:style-name="T60">SHOP</text:span></text:p>
      <text:p text:style-name="P193"/>
      <text:p text:style-name="P189"/>
      <text:p text:style-name="P187">74 00 75 00 73 00 72 00</text:p>
      <text:p text:style-name="P193">травка</text:p>
      <text:p text:style-name="P194">71 00 75 00 71 00 72 00 </text:p>
      <text:p text:style-name="P193">травка</text:p>
      <text:p text:style-name="P194">74 00 75 00 76 00 76 00 </text:p>
      <text:p text:style-name="P193">травка, кустик</text:p>
      <text:p text:style-name="P194">76 00 76 00 72 00 73 00 </text:p>
      <text:p text:style-name="P193">кустик, травка</text:p>
      <text:p text:style-name="P194">76 00 76 00 76 00 76 00</text:p>
      <text:p text:style-name="P193">кустики</text:p>
      <text:p text:style-name="P195"/>
      <text:p text:style-name="P194">7B 00 7C 00 79 00 7A 00 </text:p>
      <text:p text:style-name="P193">дерево</text:p>
      <text:p text:style-name="P194">7D 00 7E 00 7F 00 80 00 </text:p>
      <text:p text:style-name="P193">плита</text:p>
      <text:p text:style-name="P194">81 00 82 00 82 00 81 00</text:p>
      <text:p text:style-name="P193">дорога <text:span text:style-name="T61">58-59 - 60</text:span></text:p>
      <text:p text:style-name="P195"/>
      <text:p text:style-name="P196">85 00 86 00 87 00 88 00 </text:p>
      <text:p text:style-name="P193">вход трубы (арка)</text:p>
      <text:p text:style-name="P196">89 00 8A 00 8B 00 8C 00</text:p>
      <text:p text:style-name="P193">выход трубы</text:p>
      <text:p text:style-name="P194"/>
      <text:p text:style-name="P196"><text:soft-page-break/>8E 00 8F 00 90 00 91 00 </text:p>
      <text:p text:style-name="P193">вход трубы (арка) ниже</text:p>
      <text:p text:style-name="P196">92 00 8C 00 93 00 94 00</text:p>
      <text:p text:style-name="P193">выход трубы ниже</text:p>
      <text:p text:style-name="P185"/>
      <text:p text:style-name="P195"/>
      <text:p text:style-name="P194">A4 00 A5 00 A6 00 A7 00 </text:p>
      <text:p text:style-name="P194">A8 00 A9 00 7F 00 80 00 </text:p>
      <text:p text:style-name="P194">спрайты робота</text:p>
      <text:p text:style-name="P194">AA 00 AB 00 AC 00 AD 00 </text:p>
      <text:p text:style-name="P194">AE 00 AF 00 82 00 81 00</text:p>
      <text:p text:style-name="P194">человека в красном</text:p>
      <text:p text:style-name="P186">AA 00 AB 00 AC 00 AD 00 </text:p>
      <text:p text:style-name="P186">AE 00 AF 00 82 00 81 00</text:p>
      <text:p text:style-name="P186"/>
      <text:p text:style-name="P186">что интересно — подгрузилось на 2 головы робота больше, именно они видны на картинке. Без ног.</text:p>
      <text:p text:style-name="P186"/>
      <text:p text:style-name="P185"/>
      <text:p text:style-name="P193">Нет ни намёка на обрамляющую траву — она рисуется отдельно как фон. Отрисовывается только в случае заборчика слева</text:p>
      <text:p text:style-name="P185"/>
      <text:p text:style-name="P185"/>
      <text:p text:style-name="P185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311">6001C</text:p>
          </table:table-cell>
          <table:table-cell table:style-name="Таблица38.A1" office:value-type="string">
            <text:p text:style-name="P311">1</text:p>
          </table:table-cell>
        </table:table-row>
        <table:table-row>
          <table:table-cell table:style-name="Таблица38.A1" office:value-type="string">
            <text:p text:style-name="P311">6001D</text:p>
          </table:table-cell>
          <table:table-cell table:style-name="Таблица38.A1" office:value-type="string">
            <text:p text:style-name="P311">1</text:p>
          </table:table-cell>
        </table:table-row>
        <table:table-row>
          <table:table-cell table:style-name="Таблица38.A1" office:value-type="string">
            <text:p text:style-name="P311">6001E</text:p>
          </table:table-cell>
          <table:table-cell table:style-name="Таблица38.A1" office:value-type="string">
            <text:p text:style-name="P311">1</text:p>
          </table:table-cell>
        </table:table-row>
        <table:table-row>
          <table:table-cell table:style-name="Таблица38.A1" office:value-type="string">
            <text:p text:style-name="P311">6001F</text:p>
          </table:table-cell>
          <table:table-cell table:style-name="Таблица38.A1" office:value-type="string">
            <text:p text:style-name="P311">1</text:p>
          </table:table-cell>
        </table:table-row>
      </table:table>
      <text:p text:style-name="P185">6E 81 0B 82</text:p>
      <text:p text:style-name="P185"/>
      <text:p text:style-name="P185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311">6002E</text:p>
          </table:table-cell>
          <table:table-cell table:style-name="Таблица39.A1" office:value-type="string">
            <text:p text:style-name="P311">1</text:p>
          </table:table-cell>
        </table:table-row>
        <table:table-row>
          <table:table-cell table:style-name="Таблица39.A1" office:value-type="string">
            <text:p text:style-name="P311">6002F</text:p>
          </table:table-cell>
          <table:table-cell table:style-name="Таблица39.A1" office:value-type="string">
            <text:p text:style-name="P311">1</text:p>
          </table:table-cell>
        </table:table-row>
        <table:table-row>
          <table:table-cell table:style-name="Таблица39.A1" office:value-type="string">
            <text:p text:style-name="P311">60030</text:p>
          </table:table-cell>
          <table:table-cell table:style-name="Таблица39.A1" office:value-type="string">
            <text:p text:style-name="P311">1</text:p>
          </table:table-cell>
        </table:table-row>
        <table:table-row>
          <table:table-cell table:style-name="Таблица39.A1" office:value-type="string">
            <text:p text:style-name="P311">60031</text:p>
          </table:table-cell>
          <table:table-cell table:style-name="Таблица39.A1" office:value-type="string">
            <text:p text:style-name="P311">1</text:p>
          </table:table-cell>
        </table:table-row>
      </table:table>
      <text:p text:style-name="P187">8E 83 2A 84</text:p>
      <text:p text:style-name="P187"/>
      <text:p text:style-name="P187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311">6016E</text:p>
          </table:table-cell>
          <table:table-cell table:style-name="Таблица40.A1" office:value-type="string">
            <text:p text:style-name="P311">1</text:p>
          </table:table-cell>
        </table:table-row>
      </table:table>
      <text:p text:style-name="P187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311">6029B</text:p>
          </table:table-cell>
          <table:table-cell table:style-name="Таблица41.A1" office:value-type="string">
            <text:p text:style-name="P312">1</text:p>
          </table:table-cell>
        </table:table-row>
      </table:table>
      <text:p text:style-name="P187">1x</text:p>
      <text:p text:style-name="P187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87"/>
      <text:p text:style-name="P187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311">6038E</text:p>
          </table:table-cell>
          <table:table-cell table:style-name="Таблица43.A1" office:value-type="string">
            <text:p text:style-name="P311">1</text:p>
          </table:table-cell>
        </table:table-row>
      </table:table>
      <text:p text:style-name="P187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311">604CA</text:p>
          </table:table-cell>
          <table:table-cell table:style-name="Таблица44.A1" office:value-type="string">
            <text:p text:style-name="P311">1</text:p>
          </table:table-cell>
        </table:table-row>
      </table:table>
      <text:p text:style-name="P187">1x</text:p>
      <text:p text:style-name="P187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87"/>
      <text:p text:style-name="P187"/>
      <text:p text:style-name="P197">RAM</text:p>
      <text:p text:style-name="P197">CB00-CBFF — карта подземелья, распакованная, 1 байт — 1 клетка</text:p>
      <text:p text:style-name="P197"/>
      <text:p text:style-name="P198">СС00-СCBF — AD AD (600A3, 600A5)</text:p>
      <text:p text:style-name="P198">CCC0-CCFF — 00 <text:s text:c="2"/>3E06E</text:p>
      <text:p text:style-name="P198">CD00-CDBF — карта?</text:p>
      <text:p text:style-name="P198">CDC0-CDFF - 00 <text:s text:c="2"/>3E06E</text:p>
      <text:p text:style-name="P198">CD00-CDBF — карта? 6016F, 60170, 172, … 209 RLE? AD 02 07 07 07, ...</text:p>
      <text:p text:style-name="P198">CDC0-CDFF - 00 <text:s text:c="2"/>3E06E</text:p>
      <text:p text:style-name="P198">CE00-CEBF — пустая карта? 60386, 88, 8C</text:p>
      <text:p text:style-name="P198">CEC0-CEFF - 00 <text:s text:c="2"/>3E06E</text:p>
      <text:p text:style-name="P198">CF00-CFBF — карта? 6038F, 428 RLE? 2E 2F 46 2B 2B, ...</text:p>
      <text:p text:style-name="P198">CFC0-CFFF - 00 <text:s text:c="2"/>3E06E</text:p>
      <text:p text:style-name="P198"/>
      <text:p text:style-name="P198">D000- <text:s text:c="2"/>карта в виде тайлов 58568, … <text:span text:style-name="T62">02 08 02 08 02 08 0A 00 A8 00 A9 00 81 00 82 00, …</text:span></text:p>
      <text:p text:style-name="P199">одна строка 0x16 * 3 / 2 = 21 (33)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2">6016F - … карта Каминита (RLE, тайлы 2x2), <text:span text:style-name="T64">блоки 16x12, 4 штуки</text:span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200">000<text:bookmark-start text:name="__DdeLink__3601_209411696"/>D1E<text:bookmark-end text:name="__DdeLink__3601_209411696"/></text:p>
      <text:p text:style-name="P200">09 00 3F 06 2F 0B 0C 04 2A 25 3C 38 30 03 02 08 </text:p>
      <text:p text:style-name="P200">09 08 0C 08 00 3F 06 2F 0B 0C 04 2A 25 3C 38 30 </text:p>
      <text:p text:style-name="P200">палитра каминита</text:p>
      <text:p text:style-name="P200"/>
      <text:p text:style-name="P200">палитра подземелий считается динамически :(</text:p>
      <text:p text:style-name="P200"/>
      <text:p text:style-name="P200">RAM:</text:p>
      <text:p text:style-name="P200">C220-C23F - рабочая палитра (с эффектом затухания)</text:p>
      <text:p text:style-name="P200">C240-C25F - эталонная палитра (из ROM)</text:p>
      <text:p text:style-name="P200"/>
      <text:p text:style-name="P200"/>
      <text:p text:style-name="P200">0D6F6<text:tab/>96</text:p>
      <text:p text:style-name="P200">0D6F7<text:tab/>96</text:p>
      <text:p text:style-name="P200"><text:soft-page-break/>0C 98 , 1F 98 32 98 45 98 52 98 83 98 90 98 9D 98 B3 98 C6 98 CD 98 DA 98 F3 98 09 99 10 99 17 99 1B 99</text:p>
      <text:p text:style-name="P200">указатель на 0D80C</text:p>
      <text:p text:style-name="P200"/>
      <text:p text:style-name="P200"/>
      <text:p text:style-name="P200">0D80C-0D81E<text:tab/>96</text:p>
      <text:p text:style-name="P200">06 F7 F7 FF FF 07 07 00 AA 08 AB 00 AC 08 AD 00 AE 08 AF</text:p>
      <text:p text:style-name="P200">19 байт - фз. после 06 всё похоже на пары. 00 AA 08 AB 00 AC 08 AD 00 AE 08 AF - спрайт Алисы</text:p>
      <text:p text:style-name="P200"/>
      <text:p text:style-name="P200">0F473<text:tab/>1</text:p>
      <text:p text:style-name="P200">...</text:p>
      <text:p text:style-name="P200">0F5B8<text:tab/>1</text:p>
      <text:p text:style-name="P200">00 EE 05 27 12 </text:p>
      <text:p text:style-name="P200">00 5C FF 7F 00 </text:p>
      <text:p text:style-name="P200">00 1E 07 14 2D </text:p>
      <text:p text:style-name="P200">00 EC 00 54 4E </text:p>
      <text:p text:style-name="P200">00 6A 00 12 79 </text:p>
      <text:p text:style-name="P200">00 14 00 07 74 </text:p>
      <text:p text:style-name="P200">01 34 FF 84 33 </text:p>
      <text:p text:style-name="P200">01 75 FF 85 33 </text:p>
      <text:p text:style-name="P200">01...</text:p>
      <text:p text:style-name="P200">зебра, вычитан каждый 5-й байт. фз</text:p>
      <text:p text:style-name="P200">числа идут по нарастающей до 32, 39, 3A, 3F, FF</text:p>
      <text:p text:style-name="P200"/>
      <text:p text:style-name="P200">0F5B8<text:tab/>1</text:p>
      <text:p text:style-name="P200">FF</text:p>
      <text:p text:style-name="P200">фз</text:p>
      <text:p text:style-name="P200"/>
      <text:p text:style-name="P200"/>
      <text:p text:style-name="P200"/>
      <text:p text:style-name="P200">58018 - 5801F<text:tab/>1</text:p>
      <text:p text:style-name="P200">02 08 02 08 06 00 07 08</text:p>
      <text:p text:style-name="P200">большой тайл (2x2)</text:p>
      <text:p text:style-name="P200">...</text:p>
      <text:p text:style-name="P200">58568 - 5856F<text:tab/>72</text:p>
      <text:p text:style-name="P200">02 08 02 08 04 08 07 08</text:p>
      <text:p text:style-name="P200"/>
      <text:p text:style-name="P200"/>
      <text:p text:style-name="P200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200">58571<text:tab/>16</text:p>
      <text:p text:style-name="P200">58572<text:tab/>1</text:p>
      <text:p text:style-name="P200">58573<text:tab/>1</text:p>
      <text:p text:style-name="P200">58574<text:tab/>1</text:p>
      <text:p text:style-name="P200">58575<text:tab/>1</text:p>
      <text:p text:style-name="P200">58576<text:tab/>1</text:p>
      <text:p text:style-name="P200">58577<text:tab/>1</text:p>
      <text:p text:style-name="P200">58578<text:tab/>1</text:p>
      <text:p text:style-name="P200">58579<text:tab/>1</text:p>
      <text:p text:style-name="P200">5857A<text:tab/>1</text:p>
      <text:p text:style-name="P200">5857B<text:tab/>1</text:p>
      <text:p text:style-name="P200">5857C<text:tab/>1</text:p>
      <text:p text:style-name="P200">5857D<text:tab/>3</text:p>
      <text:p text:style-name="P200">10 00 89 10 00 80 00 08 00 02 00 01 03 00 90 20</text:p>
      <text:p text:style-name="P200">...</text:p>
      <text:p text:style-name="P200"/>
      <text:p text:style-name="P200">5AC74<text:tab/>1</text:p>
      <text:p text:style-name="P200">5AC75<text:tab/>5</text:p>
      <text:p text:style-name="P200">5AC76<text:tab/>1</text:p>
      <text:p text:style-name="P200">5AC77<text:tab/>8</text:p>
      <text:p text:style-name="P200">5AC78<text:tab/>1</text:p>
      <text:p text:style-name="P200">5AC79<text:tab/>5</text:p>
      <text:p text:style-name="P200">5AC7A<text:tab/>1</text:p>
      <text:p text:style-name="P200">5AC7B<text:tab/>43</text:p>
      <text:p text:style-name="P200"><text:soft-page-break/>5AC7C<text:tab/>1</text:p>
      <text:p text:style-name="P200">05 07 08 00 05 07 2B 00 00</text:p>
      <text:p text:style-name="P200">тайлы каминита.</text:p>
      <text:p text:style-name="P200"/>
      <text:p text:style-name="P200"/>
      <text:p text:style-name="P200"/>
      <text:p text:style-name="P200">6000C-6000F<text:tab/>1</text:p>
      <text:p text:style-name="P200">A2 80 A2 80</text:p>
      <text:p text:style-name="P200"/>
      <text:p text:style-name="P200">6001E-60021<text:tab/>1</text:p>
      <text:p text:style-name="P200">0B 82 A2 80</text:p>
      <text:p text:style-name="P200"/>
      <text:p text:style-name="P200">600A2-600A6<text:tab/>3</text:p>
      <text:p text:style-name="P200">7F AD 41 AD 00</text:p>
      <text:p text:style-name="P200"/>
      <text:p text:style-name="P200"/>
      <text:p text:style-name="P200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200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200">0x90 = 144</text:p>
      <text:p text:style-name="P200">В RAM: 07 07 07 07 07 07 07 07 07 07 07 07 07 07 07 03 29 29 29 29 29 29 29 23 23 23 23, ...</text:p>
      <text:p text:style-name="P200">карта Каминита, RLE</text:p>
      <text:p text:style-name="P200"/>
      <text:p text:style-name="P200"/>
      <text:p text:style-name="P200">70000-700BF<text:tab/>1</text:p>
      <text:p text:style-name="P200">спрайты Алисы</text:p>
      <text:p text:style-name="P200"/>
      <text:p text:style-name="P200"/>
      <text:p text:style-name="P200"/>
      <text:p text:style-name="P268">"Phantasy Star" RLE</text:p>
      <text:p text:style-name="P309">This format is used to compress both tiles and tilemap data.</text:p>
      <text:p text:style-name="P309">The data is deinterleaved, and each bitplane is then classified into runs of consecutive identical bytes,</text:p>
      <text:p text:style-name="P309">and runs of consecutive non-identical bytes. Any runs of more than 127 bytes are split into multiple runs.</text:p>
      <text:p text:style-name="P309">They are then stored in the format:</text:p>
      <text:p text:style-name="P309">%0nnnnnnn dd <text:s text:c="9"/>; run of n consecutive identical bytes, value dd</text:p>
      <text:p text:style-name="P309">%1nnnnnnn dd dd dd... ; run of n consecutive non-identical bytes; values follow</text:p>
      <text:p text:style-name="P308">%00000000 <text:s text:c="12"/>; end of bitplane</text:p>
      <text:p text:style-name="P200"/>
      <text:p text:style-name="P200"/>
      <text:p text:style-name="P200"/>
      <text:p text:style-name="P204"><text:span text:style-name="T71">0x58000-0x5856F</text:span> — Big tiles (All cities, villages) = 2x2 tile<text:span text:style-name="T70">maps</text:span></text:p>
      <text:p text:style-name="P204">Count: 174</text:p>
      <text:p text:style-name="P204">Example (2): <text:span text:style-name="T69">02 08 02 08 04 08 05 00 — трава трава трава, уголок </text:span>забора</text:p>
      <text:p text:style-name="P206">Tilemap format:</text:p>
      <text:p text:style-name="P206">First byte — tile id, second — flags.</text:p>
      <text:p text:style-name="P206">Explain from smspower: </text:p>
      <text:p text:style-name="P268">//Bit <text:s text:c="2"/>|15|14|13| <text:s text:c="3"/>12 <text:s text:c="3"/>| <text:s text:c="3"/>11 <text:s text:c="2"/>| <text:s text:c="6"/>10 <text:s text:c="5"/>| <text:s text:c="7"/>9 <text:s text:c="7"/>|8||7|6|5|4|3|2|1|0|</text:p>
      <text:p text:style-name="P308"><text:soft-page-break/>//Data <text:s/>| Unused | Priority | Palette | Vertical flip | Horizontal flip | <text:s text:c="3"/>Tile number <text:s text:c="2"/>|</text:p>
      <text:p text:style-name="P201"><text:span text:style-name="T71">0x58570</text:span><text:span text:style-name="T72">-0x5AC7C</text:span><text:span text:style-name="T82"> 4 bitplanes for tiles. RLE compressed</text:span></text:p>
      <text:p text:style-name="P206">Example:</text:p>
      <text:p text:style-name="P207"><text:span text:style-name="T65">58573<text:tab/><text:tab/></text:span>10 00 80 00 08 00 02 00 <text:span text:style-name="T65">трава</text:span></text:p>
      <text:p text:style-name="P208">59000<text:tab/><text:tab/>10 08 80 02 08 41 12 00</text:p>
      <text:p text:style-name="P208">59A46<text:tab/><text:tab/>10 08 80 02 08 41 12 00</text:p>
      <text:p text:style-name="P208">5A292<text:tab/><text:tab/>10 08 80 02 08 41 12 00</text:p>
      <text:p text:style-name="P208"/>
      <text:p text:style-name="P209">00010000<text:tab/>00010000<text:tab/>00010000<text:tab/>00010000<text:tab/><text:span text:style-name="T82">=<text:tab/>000</text:span><text:span text:style-name="T72">F</text:span><text:span text:style-name="T82">0000</text:span></text:p>
      <text:p text:style-name="P209">00000000<text:tab/>00001000<text:tab/>00001000<text:tab/>00001000<text:tab/><text:span text:style-name="T82">=<text:tab/>0000</text:span><text:span text:style-name="T72">E</text:span><text:span text:style-name="T82">000</text:span></text:p>
      <text:p text:style-name="P209">10000000<text:tab/>10000000<text:tab/>10000000<text:tab/>10000000<text:tab/><text:span text:style-name="T82">=<text:tab/></text:span><text:span text:style-name="T72">F</text:span><text:span text:style-name="T82">0000000</text:span></text:p>
      <text:p text:style-name="P209">00000000<text:tab/>00000010<text:tab/>00000010<text:tab/>00000010<text:tab/><text:span text:style-name="T82">=<text:tab/>000000</text:span><text:span text:style-name="T72">E</text:span><text:span text:style-name="T82">0</text:span></text:p>
      <text:p text:style-name="P209">00001000<text:tab/>00001000<text:tab/>00001000<text:tab/>00001000<text:tab/><text:span text:style-name="T82">=<text:tab/>0000</text:span><text:span text:style-name="T72">F</text:span><text:span text:style-name="T82">000</text:span></text:p>
      <text:p text:style-name="P209">00000000<text:tab/>01000001<text:tab/>01000001<text:tab/>01000001<text:tab/><text:span text:style-name="T82">=<text:tab/>0</text:span><text:span text:style-name="T72">E</text:span><text:span text:style-name="T82">00000</text:span><text:span text:style-name="T72">E</text:span></text:p>
      <text:p text:style-name="P209">00000010<text:tab/>00010010<text:tab/>00010010<text:tab/>00010010<text:tab/><text:span text:style-name="T82">=<text:tab/>000</text:span><text:span text:style-name="T72">E</text:span><text:span text:style-name="T82">00</text:span><text:span text:style-name="T72">F</text:span><text:span text:style-name="T82">0</text:span></text:p>
      <text:p text:style-name="P209">00000000<text:tab/>00000000<text:tab/>00000000<text:tab/>00000000<text:tab/><text:span text:style-name="T82">=<text:tab/>00000000</text:span></text:p>
      <text:p text:style-name="P210">складываются биты, <text:span text:style-name="T66">сзади наперёд,</text:span> результат 0-15</text:p>
      <text:p text:style-name="P200"/>
      <text:p text:style-name="P200"/>
      <text:p text:style-name="P215"><text:bookmark-start text:name="__DdeLink__3656_14659950022"/><text:span text:style-name="T71">0x60000-0x600A1</text:span> - MapPiece pointers #0<text:bookmark-end text:name="__DdeLink__3656_14659950022"/></text:p>
      <text:p text:style-name="P218">9x9 pointers — addresses of 81 Map Piece for one Map.</text:p>
      <text:p text:style-name="P218"/>
      <text:p text:style-name="P218">0 1 2</text:p>
      <text:p text:style-name="P218">3 4 5</text:p>
      <text:p text:style-name="P218">6 7 8</text:p>
      <text:p text:style-name="P218"/>
      <text:p text:style-name="P215"/>
      <text:p text:style-name="P215"><text:span text:style-name="T73">0x600A2-0x60761</text:span><text:bookmark-start text:name="__DdeLink__3654_14659950022"/> - MapPieces #0<text:bookmark-end text:name="__DdeLink__3654_14659950022"/> <text:span text:style-name="T87">(RLE compressed)</text:span></text:p>
      <text:p text:style-name="P218">16x12 Big Tiles</text:p>
      <text:p text:style-name="P200"/>
      <text:p text:style-name="P218">00 01 02 03 04 05 06 07 08 09 0A 0B 0C 0D 0E 0F</text:p>
      <text:p text:style-name="P218">10 11 12 13 14 15 16 17 18 19 1A 1B 1C 1D 1E 1F</text:p>
      <text:p text:style-name="P200">…</text:p>
      <text:p text:style-name="P200">B0 B1 B2 B3 B4 B5 B6 B7 B8 B9 BA BB BC BD BE BF</text:p>
      <text:p text:style-name="P200"/>
      <text:p text:style-name="P200"/>
      <text:p text:style-name="P200"/>
      <text:p text:style-name="P200"/>
      <text:p text:style-name="P200"/>
      <text:p text:style-name="P200"/>
      <text:p text:style-name="P236">RLE data:</text:p>
      <text:p text:style-name="P236">0xD671-0xD690 31 15</text:p>
      <text:p text:style-name="P236">0x10906-0x10ED3 1485 96</text:p>
      <text:p text:style-name="P236">0x10A8D-0x11155 1736 96</text:p>
      <text:p text:style-name="P236">0x10B0F-0x112A3 1940 96</text:p>
      <text:p text:style-name="P236">0x10D8C-0x11524 1944 96</text:p>
      <text:p text:style-name="P236">0x10ED4-0x11672 1950 96</text:p>
      <text:p text:style-name="P236">0x11156-0x118EB 1941 96</text:p>
      <text:p text:style-name="P236">0x112A4-0x11A33 1935 96</text:p>
      <text:p text:style-name="P236">0x11525-0x11CB5 1936 96</text:p>
      <text:p text:style-name="P236">0x11673-0x11E01 1934 96</text:p>
      <text:p text:style-name="P236">0x118EC-0x12082 1942 96</text:p>
      <text:p text:style-name="P236">0x11A34-0x121D2 1950 96</text:p>
      <text:p text:style-name="P236">0x11CB6-0x12463 1965 96</text:p>
      <text:p text:style-name="P236">0x11E02-0x12534 1842 96</text:p>
      <text:p text:style-name="P236">0x12083-0x127BE 1851 96</text:p>
      <text:p text:style-name="P236">0x121D3-0x1287F 1708 96</text:p>
      <text:p text:style-name="P236">0x12464-0x12AED 1673 96</text:p>
      <text:p text:style-name="P236">0x12535-0x12BA5 1648 96</text:p>
      <text:p text:style-name="P236">0x127BF-0x12E1C 1629 96</text:p>
      <text:p text:style-name="P236">0x12880-0x12F5A 1754 96</text:p>
      <text:p text:style-name="P236"><text:soft-page-break/>0x12AEE-0x131C8 1754 96</text:p>
      <text:p text:style-name="P236">0x12BA6-0x1333C 1942 96</text:p>
      <text:p text:style-name="P236">0x12E1D-0x135C7 1962 96</text:p>
      <text:p text:style-name="P236">0x12F5B-0x1376B 2064 96</text:p>
      <text:p text:style-name="P236">0x131C9-0x139FA 2097 96</text:p>
      <text:p text:style-name="P236">0x1333D-0x13BBD 2176 96</text:p>
      <text:p text:style-name="P236">0x135C8-0x13E49 2177 96</text:p>
      <text:p text:style-name="P236">0x1376C-0x13FFF 2195 96</text:p>
      <text:p text:style-name="P236">0x139FB-0x1428C 2193 96</text:p>
      <text:p text:style-name="P236">0x13BBE-0x14366 1960 96</text:p>
      <text:p text:style-name="P236">0x13E4A-0x145E5 1947 96</text:p>
      <text:p text:style-name="P236">0x14000-0x14694 1684 96</text:p>
      <text:p text:style-name="P236">0x1428D-0x148EB 1630 96</text:p>
      <text:p text:style-name="P236">0x14367-0x14979 1554 96</text:p>
      <text:p text:style-name="P236">0x145E6-0x14BBC 1494 96</text:p>
      <text:p text:style-name="P236">0x14695-0x14C61 1484 96</text:p>
      <text:p text:style-name="P236">0x148EC-0x14EA5 1465 96</text:p>
      <text:p text:style-name="P236">0x1497A-0x14F17 1437 96</text:p>
      <text:p text:style-name="P236">0x14BBD-0x15123 1382 96</text:p>
      <text:p text:style-name="P236">0x14C62-0x1518E 1324 96</text:p>
      <text:p text:style-name="P236">0x14EA6-0x15370 1226 96</text:p>
      <text:p text:style-name="P236">0x14F18-0x153C5 1197 96</text:p>
      <text:p text:style-name="P236">0x15124-0x155A8 1156 96</text:p>
      <text:p text:style-name="P236">0x1518F-0x1572D 1438 96</text:p>
      <text:p text:style-name="P236">0x15371-0x15939 1480 96</text:p>
      <text:p text:style-name="P236">0x153C6-0x15AAC 1766 96</text:p>
      <text:p text:style-name="P236">0x155A9-0x15CF0 1863 96</text:p>
      <text:p text:style-name="P236">0x1572E-0x15E7D 1871 96</text:p>
      <text:p text:style-name="P236">0x15935-0x160C0 1931 96</text:p>
      <text:p text:style-name="P236">0x15AAD-0x16247 1946 96</text:p>
      <text:p text:style-name="P236">0x15CF1-0x1649E 1965 96</text:p>
      <text:p text:style-name="P236">0x15E7E-0x16611 1939 96</text:p>
      <text:p text:style-name="P236">0x160C1-0x1688F 1998 96</text:p>
      <text:p text:style-name="P236">0x16248-0x16A26 2014 96</text:p>
      <text:p text:style-name="P236">0x188F6-0x1890D 23 0</text:p>
      <text:p text:style-name="P236">0x1B548-0x1B5A7 95 9</text:p>
      <text:p text:style-name="P236">0x1B560-0x1B5BF 95 9</text:p>
      <text:p text:style-name="P236">0x1B578-0x1B5D7 95 9</text:p>
      <text:p text:style-name="P236">0x1B590-0x1B5EF 95 9</text:p>
      <text:p text:style-name="P236">0x1BAA0-0x1BAFF 95 9</text:p>
      <text:p text:style-name="P236">0x1BB80-0x1BFFA 1146 42</text:p>
      <text:p text:style-name="P236">0x24B3D-0x24CC2 389 15</text:p>
      <text:p text:style-name="P236">0x26227-0x263AC 389 15</text:p>
      <text:p text:style-name="P236">0x27471-0x2778A 793 46</text:p>
      <text:p text:style-name="P236">0x27B24-0x27F3D 1049 94</text:p>
      <text:p text:style-name="P236">0x28000-0x28D7D 3453 157</text:p>
      <text:p text:style-name="P236">0x28D7E-0x29B84 3590 153</text:p>
      <text:p text:style-name="P236">0x299EB-0x29F65 1402 68</text:p>
      <text:p text:style-name="P236">0x29B85-0x2A043 1214 68</text:p>
      <text:p text:style-name="P236">0x2A044-0x2AA8B 2631 111</text:p>
      <text:p text:style-name="P236">0x2AA8C-0x2B7E3 3415 151</text:p>
      <text:p text:style-name="P236">0x2B7E4-0x2BFF8 2068 78</text:p>
      <text:p text:style-name="P236">0x2C010-0x2CAEA 2778 116</text:p>
      <text:p text:style-name="P236">0x2CAEB-0x2D900 3605 148</text:p>
      <text:p text:style-name="P236">0x2D901-0x2DAEF 494 23</text:p>
      <text:p text:style-name="P236">0x2DAF0-0x2DCD9 489 29</text:p>
      <text:p text:style-name="P236">0x2DCDA-0x2E25E 1412 56</text:p>
      <text:p text:style-name="P236">0x2E25F-0x2ED78 2841 102</text:p>
      <text:p text:style-name="P236">0x2ED76-0x2F868 2802 159</text:p>
      <text:p text:style-name="P236">0x2F869-0x2FE3D 1492 90</text:p>
      <text:p text:style-name="P236"><text:bookmark-start text:name="__DdeLink__4935_547612281"/>0x340A1<text:bookmark-end text:name="__DdeLink__4935_547612281"/>-0x3418C 235 24</text:p>
      <text:p text:style-name="P236">0x340E8-0x341DB 243 24</text:p>
      <text:p text:style-name="P236">0x34118-0x34249 305 24</text:p>
      <text:p text:style-name="P236">0x34141-0x342D5 404 24</text:p>
      <text:p text:style-name="P236"><text:soft-page-break/>0x3418D-0x34370 483 24</text:p>
      <text:p text:style-name="P236">0x341DC-0x34403 551 24</text:p>
      <text:p text:style-name="P236">0x3424A-0x344A5 603 24</text:p>
      <text:p text:style-name="P236">0x342D6-0x34547 625 24</text:p>
      <text:p text:style-name="P236">0x34371-0x345D9 616 24</text:p>
      <text:p text:style-name="P236">0x34404-0x34671 621 24</text:p>
      <text:p text:style-name="P236">0x344A6-0x34717 625 24</text:p>
      <text:p text:style-name="P236">0x34548-0x347D4 652 24</text:p>
      <text:p text:style-name="P236">0x345DA-0x34886 684 24</text:p>
      <text:p text:style-name="P236">0x34672-0x34905 659 24</text:p>
      <text:p text:style-name="P236">0x34713-0x349B1 670 24</text:p>
      <text:p text:style-name="P236">0x347D5-0x34A42 621 24</text:p>
      <text:p text:style-name="P236">0x34887-0x34AED 614 24</text:p>
      <text:p text:style-name="P236">0x34906-0x34BA7 673 24</text:p>
      <text:p text:style-name="P236">0x349B2-0x34C2B 633 24</text:p>
      <text:p text:style-name="P236">0x34A43-0x34CD9 662 24</text:p>
      <text:p text:style-name="P236">0x34AEE-0x34D56 616 24</text:p>
      <text:p text:style-name="P236">0x34BA8-0x34DBC 532 24</text:p>
      <text:p text:style-name="P236">0x34C2C-0x34E68 572 24</text:p>
      <text:p text:style-name="P236">0x34CDA-0x34F01 551 24</text:p>
      <text:p text:style-name="P236">0x34D57-0x34FB4 605 24</text:p>
      <text:p text:style-name="P236">0x34DBD-0x35048 651 24</text:p>
      <text:p text:style-name="P236">0x34E69-0x350E9 640 24</text:p>
      <text:p text:style-name="P236">0x34F02-0x3517A 632 24</text:p>
      <text:p text:style-name="P236">0x34FB5-0x351C7 530 24</text:p>
      <text:p text:style-name="P236">0x35049-0x351FE 437 24</text:p>
      <text:p text:style-name="P236">0x350EA-0x35298 430 24</text:p>
      <text:p text:style-name="P236">0x3517B-0x35301 390 24</text:p>
      <text:p text:style-name="P236">0x351C8-0x353BC 500 24</text:p>
      <text:p text:style-name="P236">0x351FF-0x35452 595 24</text:p>
      <text:p text:style-name="P236">0x35299-0x354D5 572 24</text:p>
      <text:p text:style-name="P236">0x35302-0x35594 658 24</text:p>
      <text:p text:style-name="P236">0x353BD-0x3563B 638 24</text:p>
      <text:p text:style-name="P236">0x35453-0x3568C 569 24</text:p>
      <text:p text:style-name="P236">0x354D6-0x35730 602 24</text:p>
      <text:p text:style-name="P236">0x35595-0x357DE 585 24</text:p>
      <text:p text:style-name="P236">0x3563C-0x35894 600 24</text:p>
      <text:p text:style-name="P236">0x3568D-0x35933 678 24</text:p>
      <text:p text:style-name="P236">0x35731-0x359E0 687 24</text:p>
      <text:p text:style-name="P236">0x357DF-0x35A7F 672 24</text:p>
      <text:p text:style-name="P236">0x35895-0x35ADC 583 24</text:p>
      <text:p text:style-name="P236">0x35934-0x35B1C 488 24</text:p>
      <text:p text:style-name="P236">0x359E1-0x35BD0 495 24</text:p>
      <text:p text:style-name="P236">0x35A80-0x35C92 530 24</text:p>
      <text:p text:style-name="P236">0x35ADD-0x35D4E 625 24</text:p>
      <text:p text:style-name="P236">0x35B1D-0x35E10 755 24</text:p>
      <text:p text:style-name="P236">0x35BD1-0x35EC4 755 24</text:p>
      <text:p text:style-name="P236">0x35C93-0x35F0B 632 24</text:p>
      <text:p text:style-name="P236">0x35D4F-0x35F6B 540 24</text:p>
      <text:p text:style-name="P236">0x35E11-0x35FB1 416 24</text:p>
      <text:p text:style-name="P236">0x35EC5-0x3603C 375 24</text:p>
      <text:p text:style-name="P236">0x35F0C-0x360CA 446 24</text:p>
      <text:p text:style-name="P236">0x35F6C-0x36159 493 24</text:p>
      <text:p text:style-name="P236">0x35FB2-0x361A9 503 24</text:p>
      <text:p text:style-name="P236">0x3603D-0x36203 454 24</text:p>
      <text:p text:style-name="P236">0x360CB-0x3623C 369 24</text:p>
      <text:p text:style-name="P236">0x3615A-0x36275 283 24</text:p>
      <text:p text:style-name="P236">0x36318-0x3646D 341 24</text:p>
      <text:p text:style-name="P236">0x3632F-0x36522 499 24</text:p>
      <text:p text:style-name="P236">0x36357-0x365B0 601 24</text:p>
      <text:p text:style-name="P236">0x363B4-0x36618 612 24</text:p>
      <text:p text:style-name="P236">0x3646E-0x3666A 508 24</text:p>
      <text:p text:style-name="P236">0x36523-0x36681 350 24</text:p>
      <text:p text:style-name="P236">0x365B1-0x366B7 262 24</text:p>
      <text:p text:style-name="P236"><text:soft-page-break/>0x36619-0x36744 299 24</text:p>
      <text:p text:style-name="P236">0x3666B-0x367F8 397 24</text:p>
      <text:p text:style-name="P236">0x36682-0x368A4 546 24</text:p>
      <text:p text:style-name="P236">0x366B8-0x36957 671 24</text:p>
      <text:p text:style-name="P236">0x36745-0x36A00 699 24</text:p>
      <text:p text:style-name="P236">0x367F9-0x36AC1 712 24</text:p>
      <text:p text:style-name="P236">0x368A5-0x36B1A 629 24</text:p>
      <text:p text:style-name="P236">0x36958-0x36B6A 530 24</text:p>
      <text:p text:style-name="P236">0x36A01-0x36BBB 442 24</text:p>
      <text:p text:style-name="P236">0x36AC2-0x36C50 398 24</text:p>
      <text:p text:style-name="P236">0x36B1B-0x36C9C 385 24</text:p>
      <text:p text:style-name="P236">0x36B35-0x36CFE 457 24</text:p>
      <text:p text:style-name="P236">0x36BAA-0x36D8B 481 24</text:p>
      <text:p text:style-name="P236">0x36C51-0x36E4C 507 24</text:p>
      <text:p text:style-name="P236">0x36C9D-0x36E69 460 24</text:p>
      <text:p text:style-name="P236">0x36CFF-0x36EBD 446 24</text:p>
      <text:p text:style-name="P236">0x36D8C-0x36F32 422 24</text:p>
      <text:p text:style-name="P236">0x36E4D-0x36F51 260 24</text:p>
      <text:p text:style-name="P236">0x36E6A-0x36F74 266 24</text:p>
      <text:p text:style-name="P236">0x36EBE-0x36FFB 317 24</text:p>
      <text:p text:style-name="P236">0x36F33-0x3705A 295 24</text:p>
      <text:p text:style-name="P236">0x36F52-0x37107 437 24</text:p>
      <text:p text:style-name="P236">0x36F75-0x37137 450 24</text:p>
      <text:p text:style-name="P236">0x36FFC-0x3719F 419 24</text:p>
      <text:p text:style-name="P236">0x3705B-0x37221 454 24</text:p>
      <text:p text:style-name="P236">0x37108-0x372D6 462 24</text:p>
      <text:p text:style-name="P236">0x37138-0x3734E 534 24</text:p>
      <text:p text:style-name="P236">0x371A0-0x37408 616 24</text:p>
      <text:p text:style-name="P236">0x37222-0x374B0 654 24</text:p>
      <text:p text:style-name="P236">0x372D7-0x3756F 664 24</text:p>
      <text:p text:style-name="P236">0x3734F-0x375B6 615 24</text:p>
      <text:p text:style-name="P236">0x37409-0x37622 537 24</text:p>
      <text:p text:style-name="P236">0x374B1-0x376C7 534 24</text:p>
      <text:p text:style-name="P236">0x37570-0x37780 528 24</text:p>
      <text:p text:style-name="P236">0x375B7-0x377E0 553 24</text:p>
      <text:p text:style-name="P236">0x37623-0x377FB 472 24</text:p>
      <text:p text:style-name="P236">0x376C8-0x37829 353 24</text:p>
      <text:p text:style-name="P236">0x37781-0x3786C 235 24</text:p>
      <text:p text:style-name="P236">0x377E1-0x378A2 193 24</text:p>
      <text:p text:style-name="P236">0x377FC-0x378F4 248 24</text:p>
      <text:p text:style-name="P236">0x3782A-0x379A0 374 24</text:p>
      <text:p text:style-name="P236">0x3786D-0x37A42 469 24</text:p>
      <text:p text:style-name="P236">0x378A3-0x37ABE 539 24</text:p>
      <text:p text:style-name="P236">0x378F5-0x37AF5 512 24</text:p>
      <text:p text:style-name="P236">0x379A1-0x37B21 384 24</text:p>
      <text:p text:style-name="P236">0x37A43-0x37B4C 265 24</text:p>
      <text:p text:style-name="P236">0x37ABF-0x37B7B 188 24</text:p>
      <text:p text:style-name="P236">0x37AF6-0x37BA6 176 24</text:p>
      <text:p text:style-name="P236">0x37B22-0x37C07 229 24</text:p>
      <text:p text:style-name="P236">0x37B4D-0x37C7F 306 24</text:p>
      <text:p text:style-name="P236">0x37B7C-0x37CCF 339 24</text:p>
      <text:p text:style-name="P236">0x37BA7-0x37D39 402 24</text:p>
      <text:p text:style-name="P236">0x37C08-0x37D77 367 24</text:p>
      <text:p text:style-name="P236">0x37C80-0x37DB0 304 24</text:p>
      <text:p text:style-name="P236">0x38089-0x382F6 621 24</text:p>
      <text:p text:style-name="P236">0x380CD-0x383B9 748 24</text:p>
      <text:p text:style-name="P236">0x38176-0x38430 698 24</text:p>
      <text:p text:style-name="P236">0x38239-0x384EF 694 24</text:p>
      <text:p text:style-name="P236">0x382F7-0x38520 553 24</text:p>
      <text:p text:style-name="P236">0x383BA-0x385A9 495 24</text:p>
      <text:p text:style-name="P236">0x38431-0x38617 486 24</text:p>
      <text:p text:style-name="P236">0x384F0-0x3867F 399 24</text:p>
      <text:p text:style-name="P236">0x38521-0x386B6 405 24</text:p>
      <text:p text:style-name="P236">0x385AA-0x38714 362 24</text:p>
      <text:p text:style-name="P236"><text:soft-page-break/>0x38618-0x387B3 411 24</text:p>
      <text:p text:style-name="P236">0x38680-0x38818 408 24</text:p>
      <text:p text:style-name="P236">0x386B7-0x388BC 517 24</text:p>
      <text:p text:style-name="P236">0x38715-0x3896A 597 24</text:p>
      <text:p text:style-name="P236">0x387B4-0x389D6 546 24</text:p>
      <text:p text:style-name="P236">0x38819-0x38A34 539 24</text:p>
      <text:p text:style-name="P236">0x388BD-0x38A61 420 24</text:p>
      <text:p text:style-name="P236">0x3896B-0x38ADD 370 24</text:p>
      <text:p text:style-name="P236">0x389D7-0x38B44 365 24</text:p>
      <text:p text:style-name="P236">0x38A35-0x38BF1 444 24</text:p>
      <text:p text:style-name="P236">0x38A62-0x38C76 532 24</text:p>
      <text:p text:style-name="P236">0x38ADE-0x38D2B 589 24</text:p>
      <text:p text:style-name="P236">0x38B45-0x38DDC 663 24</text:p>
      <text:p text:style-name="P236">0x38BF2-0x38E69 631 24</text:p>
      <text:p text:style-name="P236">0x38C77-0x38F2C 693 24</text:p>
      <text:p text:style-name="P236">0x38D2C-0x38FD0 676 24</text:p>
      <text:p text:style-name="P236">0x38DDD-0x3907C 671 24</text:p>
      <text:p text:style-name="P236">0x38E6A-0x390DD 627 24</text:p>
      <text:p text:style-name="P236">0x38F2D-0x39122 501 24</text:p>
      <text:p text:style-name="P236">0x38FD1-0x391B1 480 24</text:p>
      <text:p text:style-name="P236">0x3907D-0x39215 408 24</text:p>
      <text:p text:style-name="P236">0x390DE-0x392BB 477 24</text:p>
      <text:p text:style-name="P236">0x39123-0x3936A 583 24</text:p>
      <text:p text:style-name="P236">0x391B2-0x3942D 635 24</text:p>
      <text:p text:style-name="P236">0x39200-0x39486 646 24</text:p>
      <text:p text:style-name="P236">0x392BC-0x3948B 463 24</text:p>
      <text:p text:style-name="P236">0x3936B-0x394A0 309 24</text:p>
      <text:p text:style-name="P236">0x3942E-0x39532 260 24</text:p>
      <text:p text:style-name="P236">0x39487-0x395E9 354 24</text:p>
      <text:p text:style-name="P236">0x3948C-0x39678 492 24</text:p>
      <text:p text:style-name="P236">0x394A1-0x3973D 668 24</text:p>
      <text:p text:style-name="P236">0x39533-0x39800 717 24</text:p>
      <text:p text:style-name="P236">0x395EA-0x398AA 704 24</text:p>
      <text:p text:style-name="P236">0x39679-0x398B1 568 24</text:p>
      <text:p text:style-name="P236">0x3973E-0x3992A 492 24</text:p>
      <text:p text:style-name="P236">0x39801-0x399E7 486 24</text:p>
      <text:p text:style-name="P236">0x398AB-0x39A97 492 24</text:p>
      <text:p text:style-name="P236">0x398B2-0x39B2E 636 24</text:p>
      <text:p text:style-name="P236">0x3992B-0x39BEA 703 24</text:p>
      <text:p text:style-name="P236">0x399E8-0x39CAD 709 24</text:p>
      <text:p text:style-name="P236">0x39A98-0x39D70 728 24</text:p>
      <text:p text:style-name="P236">0x39B2F-0x39E28 761 24</text:p>
      <text:p text:style-name="P236">0x39BEB-0x39EE2 759 24</text:p>
      <text:p text:style-name="P236">0x39CAE-0x39F2C 638 24</text:p>
      <text:p text:style-name="P236">0x39D71-0x39FE5 628 24</text:p>
      <text:p text:style-name="P236">0x39E29-0x3A09C 627 24</text:p>
      <text:p text:style-name="P236">0x39EE3-0x3A160 637 24</text:p>
      <text:p text:style-name="P236">0x39F2B-0x3A21D 754 24</text:p>
      <text:p text:style-name="P236">0x39FE6-0x3A2E0 762 24</text:p>
      <text:p text:style-name="P236">0x3A09D-0x3A3A2 773 24</text:p>
      <text:p text:style-name="P236">0x3A161-0x3A3E7 646 24</text:p>
      <text:p text:style-name="P236">0x3C000-0x3C6E8 1768 96</text:p>
      <text:p text:style-name="P236">0x3C294-0x3C990 1788 96</text:p>
      <text:p text:style-name="P236">0x3C333-0x3C99F 1644 96</text:p>
      <text:p text:style-name="P236">0x3C61D-0x3CC69 1612 96</text:p>
      <text:p text:style-name="P236">0x3C6E9-0x3CC7F 1430 96</text:p>
      <text:p text:style-name="P236">0x3C991-0x3CE22 1169 96</text:p>
      <text:p text:style-name="P236">0x3C9A0-0x3CE45 1189 96</text:p>
      <text:p text:style-name="P236">0x3CC6A-0x3D080 1046 96</text:p>
      <text:p text:style-name="P236">0x3CC80-0x3D115 1173 96</text:p>
      <text:p text:style-name="P236">0x3CE23-0x3D3B7 1428 96</text:p>
      <text:p text:style-name="P236">0x3CE46-0x3D47A 1588 96</text:p>
      <text:p text:style-name="P236">0x3D081-0x3D66A 1513 96</text:p>
      <text:p text:style-name="P236">0x3D116-0x3D709 1523 96</text:p>
      <text:p text:style-name="P236"><text:soft-page-break/>0x3D3B8-0x3D973 1467 96</text:p>
      <text:p text:style-name="P236">0x3D47B-0x3DA2B 1456 96</text:p>
      <text:p text:style-name="P236">0x3D66B-0x3DB92 1319 96</text:p>
      <text:p text:style-name="P236">0x3D70A-0x3DC10 1286 96</text:p>
      <text:p text:style-name="P236">0x3D974-0x3DEE6 1394 96</text:p>
      <text:p text:style-name="P236">0x3DA2C-0x3DF6D 1345 96</text:p>
      <text:p text:style-name="P236">0x3FDEE-0x3FF7F 401 26</text:p>
      <text:p text:style-name="P236">0x40020-0x40F15 3829 188</text:p>
      <text:p text:style-name="P236">0x40F36-0x41C71 3387 151</text:p>
      <text:p text:style-name="P236">0x41C82-0x428F5 3187 138</text:p>
      <text:p text:style-name="P236">0x43406-0x43AD7 1745 134</text:p>
      <text:p text:style-name="P236">0x43AD8-0x43D57 639 44</text:p>
      <text:p text:style-name="P236">0x43D58-0x43DF7 159 12</text:p>
      <text:p text:style-name="P236">0x44650-0x457C3 4467 181</text:p>
      <text:p text:style-name="P236">0x457D4-0x464B0 3292 144</text:p>
      <text:p text:style-name="P236">0x464C1-0x46F57 2710 140</text:p>
      <text:p text:style-name="P236">0x46F68-0x47949 2529 117</text:p>
      <text:p text:style-name="P236">0x47861-0x47DDF 1406 71</text:p>
      <text:p text:style-name="P236">0x4794A-0x47FE4 1690 71</text:p>
      <text:p text:style-name="P236">0x49C00-0x49DD6 470 20</text:p>
      <text:p text:style-name="P236">0x49DD7-0x4A035 606 28</text:p>
      <text:p text:style-name="P236">0x4A036-0x4A26F 569 26</text:p>
      <text:p text:style-name="P236">0x4A270-0x4A3BB 331 16</text:p>
      <text:p text:style-name="P236">0x4A3BC-0x4A5DF 547 25</text:p>
      <text:p text:style-name="P236">0x4A5E0-0x4A7FC 540 30</text:p>
      <text:p text:style-name="P236">0x4A6B3-0x4A8EB 568 30</text:p>
      <text:p text:style-name="P236">0x4A79C-0x4A9DC 576 30</text:p>
      <text:p text:style-name="P236">0x4A7F8-0x4AABA 706 30</text:p>
      <text:p text:style-name="P236">0x4A7FD-0x4AABF 706 30</text:p>
      <text:p text:style-name="P236">0x4AAC0-0x4AB9C 220 17</text:p>
      <text:p text:style-name="P236">0x4AB9D-0x4AD29 396 22</text:p>
      <text:p text:style-name="P236">0x4AD2A-0x4AF90 614 26</text:p>
      <text:p text:style-name="P236">0x4AF91-0x4B176 485 20</text:p>
      <text:p text:style-name="P236">0x4B177-0x4B243 204 9</text:p>
      <text:p text:style-name="P236">0x4B244-0x4B387 323 18</text:p>
      <text:p text:style-name="P236">0x4B398-0x4BE83 2795 102</text:p>
      <text:p text:style-name="P236">0x4C010-0x4CDBD 3501 165</text:p>
      <text:p text:style-name="P236">0x4CBD2-0x4D508 2358 91</text:p>
      <text:p text:style-name="P236">0x4CDBE-0x4D6EC 2350 91</text:p>
      <text:p text:style-name="P236">0x4D62A-0x4DAEE 1220 49</text:p>
      <text:p text:style-name="P236">0x4D6ED-0x4DC24 1335 49</text:p>
      <text:p text:style-name="P236">0x4DC25-0x4EA0E 3561 153</text:p>
      <text:p text:style-name="P236">0x4EA03-0x4F289 2182 94</text:p>
      <text:p text:style-name="P236">0x4F26D-0x4FD82 2837 133</text:p>
      <text:p text:style-name="P236">0x4FD83-0x4FF58 469 20</text:p>
      <text:p text:style-name="P236">0x50008-0x50FEA 4066 160</text:p>
      <text:p text:style-name="P236">0x50F0C-0x515C0 1716 74</text:p>
      <text:p text:style-name="P236">0x50FEB-0x517C3 2008 74</text:p>
      <text:p text:style-name="P236">0x517C4-0x524D9 3349 154</text:p>
      <text:p text:style-name="P236">0x524EA-0x52BA1 1719 96</text:p>
      <text:p text:style-name="P236">0x52BA2-0x53394 2034 75</text:p>
      <text:p text:style-name="P236">0x53395-0x53DBB 2598 127</text:p>
      <text:p text:style-name="P236">0x57A97-0x57FDA 1347 47</text:p>
      <text:p text:style-name="P236">0x58570-0x5AC7C 9996 405</text:p>
      <text:p text:style-name="P236">0x5AC8D-0x5B9D6 3401 141</text:p>
      <text:p text:style-name="P236">0x5B9E7-0x5BC31 586 27</text:p>
      <text:p text:style-name="P236">0x5BC32-0x5BFF5 963 96</text:p>
      <text:p text:style-name="P236">0x5C000-0x5C653 1619 96</text:p>
      <text:p text:style-name="P236">0x5C259-0x5C7E4 1419 96</text:p>
      <text:p text:style-name="P236">0x5C31E-0x5C8DC 1470 96</text:p>
      <text:p text:style-name="P236">0x5C592-0x5CAC1 1327 96</text:p>
      <text:p text:style-name="P236">0x5C654-0x5CBA5 1361 96</text:p>
      <text:p text:style-name="P236">0x5C7E5-0x5CDF2 1549 96</text:p>
      <text:p text:style-name="P236">0x5C8DD-0x5CF8D 1712 96</text:p>
      <text:p text:style-name="P236"><text:soft-page-break/>0x5CAC2-0x5D1F0 1838 96</text:p>
      <text:p text:style-name="P236">0x5CBA6-0x5D2EC 1862 96</text:p>
      <text:p text:style-name="P236">0x5CDF3-0x5D51D 1834 96</text:p>
      <text:p text:style-name="P236">0x5CF8E-0x5D61A 1676 96</text:p>
      <text:p text:style-name="P236">0x5D1F1-0x5D84F 1630 96</text:p>
      <text:p text:style-name="P236">0x5D2ED-0x5D948 1627 96</text:p>
      <text:p text:style-name="P236">0x5D51E-0x5DB83 1637 96</text:p>
      <text:p text:style-name="P236">0x5D61B-0x5DCA2 1671 96</text:p>
      <text:p text:style-name="P236">0x5D850-0x5DECA 1658 96</text:p>
      <text:p text:style-name="P236">0x5D949-0x5DFE2 1689 96</text:p>
      <text:p text:style-name="P236">0x5DB84-0x5E220 1692 96</text:p>
      <text:p text:style-name="P236">0x5DCA3-0x5E30F 1644 96</text:p>
      <text:p text:style-name="P236">0x5DECB-0x5E53B 1648 96</text:p>
      <text:p text:style-name="P236">0x5DFE3-0x5E64B 1640 96</text:p>
      <text:p text:style-name="P236">0x5E221-0x5E8CC 1707 96</text:p>
      <text:p text:style-name="P236">0x5E310-0x5EA9E 1934 96</text:p>
      <text:p text:style-name="P236">0x5EB6F-0x5F766 3063 176</text:p>
      <text:p text:style-name="P236">0x5F778-0x5FFE8 2160 98</text:p>
      <text:p text:style-name="P236">0x600A1-0x6020A 361 24</text:p>
      <text:p text:style-name="P236">0x600A7-0x6029B 500 24</text:p>
      <text:p text:style-name="P236">0x600C2-0x6031B 601 24</text:p>
      <text:p text:style-name="P236">0x6016E-0x6037B 525 24</text:p>
      <text:p text:style-name="P236">0x6020B-0x60384 377 24</text:p>
      <text:p text:style-name="P236">0x6029C-0x6038D 241 24</text:p>
      <text:p text:style-name="P236">0x6031C-0x60429 269 24</text:p>
      <text:p text:style-name="P236">0x6037C-0x604CA 334 24</text:p>
      <text:p text:style-name="P236">0x60385-0x60507 386 24</text:p>
      <text:p text:style-name="P236">0x6038E-0x60544 438 24</text:p>
      <text:p text:style-name="P236">0x6042A-0x605D3 425 24</text:p>
      <text:p text:style-name="P236">0x604CB-0x60672 423 24</text:p>
      <text:p text:style-name="P236">0x60508-0x606E7 479 24</text:p>
      <text:p text:style-name="P236">0x60545-0x60761 540 24</text:p>
      <text:p text:style-name="P236">0x60750-0x60988 568 24</text:p>
      <text:p text:style-name="P236">0x60809-0x60A1F 534 24</text:p>
      <text:p text:style-name="P236">0x60864-0x60A83 543 24</text:p>
      <text:p text:style-name="P236">0x608FA-0x60B31 567 24</text:p>
      <text:p text:style-name="P236">0x60989-0x60B7E 501 24</text:p>
      <text:p text:style-name="P236">0x60A20-0x60BDA 442 24</text:p>
      <text:p text:style-name="P236">0x60A84-0x60C71 493 24</text:p>
      <text:p text:style-name="P236">0x60B32-0x60CF9 455 24</text:p>
      <text:p text:style-name="P236">0x60B7F-0x60D96 535 24</text:p>
      <text:p text:style-name="P236">0x60BDB-0x60E20 581 24</text:p>
      <text:p text:style-name="P236">0x60C72-0x60EC2 592 24</text:p>
      <text:p text:style-name="P236">0x60CFA-0x60F41 583 24</text:p>
      <text:p text:style-name="P236">0x60FD4-0x61194 448 24</text:p>
      <text:p text:style-name="P236">0x60FE4-0x61139 341 24</text:p>
      <text:p text:style-name="P236">0x60FE9-0x61194 427 24</text:p>
      <text:p text:style-name="P236">0x6105B-0x61199 318 24</text:p>
      <text:p text:style-name="P236">0x610BE-0x611CA 268 24</text:p>
      <text:p text:style-name="P236">0x6113A-0x6125C 290 24</text:p>
      <text:p text:style-name="P236">0x61195-0x612DD 328 24</text:p>
      <text:p text:style-name="P236">0x6119A-0x61368 462 24</text:p>
      <text:p text:style-name="P236">0x611CB-0x613D8 525 24</text:p>
      <text:p text:style-name="P236">0x6147B-0x6164A 463 24</text:p>
      <text:p text:style-name="P236">0x61480-0x616A8 552 24</text:p>
      <text:p text:style-name="P236">0x61524-0x6173F 539 24</text:p>
      <text:p text:style-name="P236">0x615BA-0x617CB 529 24</text:p>
      <text:p text:style-name="P236">0x6164B-0x61827 476 24</text:p>
      <text:p text:style-name="P236">0x616A9-0x61863 442 24</text:p>
      <text:p text:style-name="P236">0x61740-0x618A0 352 24</text:p>
      <text:p text:style-name="P236">0x617CC-0x61922 342 24</text:p>
      <text:p text:style-name="P236">0x61828-0x61989 353 24</text:p>
      <text:p text:style-name="P236">0x61864-0x61A10 428 24</text:p>
      <text:p text:style-name="P236">0x618A1-0x61A79 472 24</text:p>
      <text:p text:style-name="P236"><text:soft-page-break/>0x61923-0x61B10 493 24</text:p>
      <text:p text:style-name="P236">0x6198A-0x61B49 447 24</text:p>
      <text:p text:style-name="P236">0x61A11-0x61B7B 362 24</text:p>
      <text:p text:style-name="P236">0x61A7A-0x61BCB 337 24</text:p>
      <text:p text:style-name="P236">0x61B11-0x61C06 245 24</text:p>
      <text:p text:style-name="P236">0x61E2D-0x61FC0 403 24</text:p>
      <text:p text:style-name="P236">0x61E32-0x62042 528 24</text:p>
      <text:p text:style-name="P236">0x61EB8-0x620C0 520 24</text:p>
      <text:p text:style-name="P236">0x61F3C-0x62147 523 24</text:p>
      <text:p text:style-name="P236">0x61FC1-0x621C9 520 24</text:p>
      <text:p text:style-name="P236">0x62043-0x6224F 524 24</text:p>
      <text:p text:style-name="P236">0x622F2-0x6241C 298 24</text:p>
      <text:p text:style-name="P236">0x622F7-0x62483 396 24</text:p>
      <text:p text:style-name="P236">0x6258A-0x625DF 85 4</text:p>
      <text:p text:style-name="P236">0x64000-0x6493A 2362 96</text:p>
      <text:p text:style-name="P236">0x6493B-0x65754 3609 154</text:p>
      <text:p text:style-name="P236">0x65755-0x664CF 3450 141</text:p>
      <text:p text:style-name="P236">0x664D0-0x66A49 1401 53</text:p>
      <text:p text:style-name="P236">0x66A4A-0x67325 2267 90</text:p>
      <text:p text:style-name="P236">0x67326-0x67FFF 3289 116</text:p>
      <text:p text:style-name="P236">0x67D31-0x6875C 2603 119</text:p>
      <text:p text:style-name="P236">0x67FF7-0x68A1E 2599 119</text:p>
      <text:p text:style-name="P236">0x687B9-0x69459 3232 129</text:p>
      <text:p text:style-name="P236">0x68A16-0x69747 3377 129</text:p>
      <text:p text:style-name="P236">0x69748-0x6A17F 2615 111</text:p>
      <text:p text:style-name="P236">0x6A02A-0x6A61C 1522 52</text:p>
      <text:p text:style-name="P236">0x6A180-0x6A7B7 1591 52</text:p>
      <text:p text:style-name="P236">0x6A7B8-0x6B17D 2501 88</text:p>
      <text:p text:style-name="P236">0x6B17E-0x6BFDB 3677 132</text:p>
      <text:p text:style-name="P236">0x6C000-0x6CE18 3608 135</text:p>
      <text:p text:style-name="P236">0x6CB2F-0x6D69D 2926 108</text:p>
      <text:p text:style-name="P236">0x6CE19-0x6D978 2911 108</text:p>
      <text:p text:style-name="P236">0x6D834-0x6DDC3 1423 51</text:p>
      <text:p text:style-name="P236">0x6D979-0x6DF25 1452 51</text:p>
      <text:p text:style-name="P236">0x6DF26-0x6E75D 2103 69</text:p>
      <text:p text:style-name="P236">0x6E75E-0x6EB03 933 31</text:p>
      <text:p text:style-name="P236">0x6EA89-0x6ED74 747 36</text:p>
      <text:p text:style-name="P236">0x6EB04-0x6EE6B 871 36</text:p>
      <text:p text:style-name="P236">0x6EE6C-0x6F40A 1438 48</text:p>
      <text:p text:style-name="P236">0x726C0-0x72BCF 1295 96</text:p>
      <text:p text:style-name="P236">0x728BE-0x72E01 1347 96</text:p>
      <text:p text:style-name="P236">0x72935-0x72EC8 1427 96</text:p>
      <text:p text:style-name="P236">0x72B43-0x730DD 1434 96</text:p>
      <text:p text:style-name="P236">0x72BD0-0x7320B 1595 96</text:p>
      <text:p text:style-name="P236">0x72E02-0x7343D 1595 96</text:p>
      <text:p text:style-name="P236">0x72EC9-0x735C1 1784 96</text:p>
      <text:p text:style-name="P236">0x730DE-0x737CF 1777 96</text:p>
      <text:p text:style-name="P236">0x7320C-0x73959 1869 96</text:p>
      <text:p text:style-name="P236">0x73439-0x73B55 1820 96</text:p>
      <text:p text:style-name="P236">0x735C2-0x73CFF 1853 96</text:p>
      <text:p text:style-name="P236">0x73D00-0x73E87 391 48</text:p>
      <text:p text:style-name="P236">0x73DDF-0x73F62 387 48</text:p>
      <text:p text:style-name="P236">0x73E00-0x73F95 405 48</text:p>
      <text:p text:style-name="P236">0x747B8-0x77629 11889 413</text:p>
      <text:p text:style-name="P236">0x7763A-0x77F45 2315 90</text:p>
      <text:p text:style-name="P236">0x78010-0x78F61 3921 132</text:p>
      <text:p text:style-name="P236">0x78F72-0x79C2A 3256 109</text:p>
      <text:p text:style-name="P236">0x79C3B-0x7AA4D 3602 124</text:p>
      <text:p text:style-name="P236">0x7AA5E-0x7B30B 2221 91</text:p>
      <text:p text:style-name="P236">0x7B31C-0x7BFDD 3265 122</text:p>
      <text:p text:style-name="P236">0x7C010-0x7CADA 2762 100</text:p>
      <text:p text:style-name="P236">0x7CAEB-0x7D675 2954 118</text:p>
      <text:p text:style-name="P236">0x7D687-0x7E8BC 4661 159</text:p>
      <text:p text:style-name="P236">0x7E2E1-0x7FC95 6580 256</text:p>
      <text:p text:style-name="P236"><text:soft-page-break/>0x7E8BD-0x7FFFE 5953 256</text:p>
      <text:p text:style-name="P200"/>
      <text:p text:style-name="P200"/>
      <text:p text:style-name="P200"/>
      <text:p text:style-name="P205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6">(174 == 0xAE)</text:span></text:p>
      <text:p text:style-name="P202"><text:bookmark-start text:name="__DdeLink__3666_1053501323"/><text:bookmark-start text:name="__DdeLink__3662_1053501323"/><text:span text:style-name="T71">0x58570</text:span><text:bookmark-end text:name="__DdeLink__3666_1053501323"/><text:bookmark-end text:name="__DdeLink__3662_1053501323"/><text:span text:style-name="T72">-0x5AC7C</text:span><text:span text:style-name="T82"> - 4 BitPlanes for tiles (RLE compressed)</text:span></text:p>
      <text:p text:style-name="P202"/>
      <text:p text:style-name="P213"><text:bookmark-start text:name="__DdeLink__3656_1465995002"/><text:span text:style-name="T71">0x60000-0x600A1</text:span> - MapPiece pointers #0<text:bookmark-end text:name="__DdeLink__3656_1465995002"/></text:p>
      <text:p text:style-name="P214"><text:span text:style-name="T73">0x600A2-0x60761</text:span><text:bookmark-start text:name="__DdeLink__3654_1465995002"/> - MapPieces #0<text:bookmark-end text:name="__DdeLink__3654_1465995002"/> <text:span text:style-name="T87">(RLE compressed)</text:span></text:p>
      <text:p text:style-name="P214"><text:span text:style-name="T73">0x60762-0x60803</text:span> - MapPiece pointers #<text:span text:style-name="T86">1</text:span></text:p>
      <text:p text:style-name="P215"><text:span text:style-name="T73">0x60804-0x60F41</text:span> - MapPieces #1 <text:span text:style-name="T87">(RLE compressed)</text:span></text:p>
      <text:p text:style-name="P214"><text:span text:style-name="T73">0x60F42-0x60FE3</text:span> - MapPiece pointers #<text:span text:style-name="T86">2</text:span></text:p>
      <text:p text:style-name="P215"><text:span text:style-name="T73">0x60FE4-0x613D8</text:span> - MapPieces #2 <text:span text:style-name="T87">(RLE compressed)</text:span></text:p>
      <text:p text:style-name="P214"><text:span text:style-name="T73">0x613D9-0x6147A</text:span> - MapPiece pointers #<text:span text:style-name="T86">3</text:span></text:p>
      <text:p text:style-name="P215"><text:span text:style-name="T73">0x6147B-0x61C06</text:span> - MapPieces #3 <text:span text:style-name="T87">(RLE compressed)</text:span></text:p>
      <text:p text:style-name="P214"><text:span text:style-name="T73">0x61C07-0x61CA8</text:span><text:bookmark-start text:name="__DdeLink__3656_14659950021"/> - MapPiece pointers #<text:bookmark-end text:name="__DdeLink__3656_14659950021"/><text:span text:style-name="T86">4</text:span></text:p>
      <text:p text:style-name="P215"><text:span text:style-name="T73">0x61CA9-0x61D8A</text:span><text:bookmark-start text:name="__DdeLink__3654_14659950021"/> - MapPieces #<text:bookmark-end text:name="__DdeLink__3654_14659950021"/><text:span text:style-name="T86">4</text:span> <text:span text:style-name="T87">(RLE compressed)</text:span></text:p>
      <text:p text:style-name="P214"><text:span text:style-name="T73">0x61D8B-0x61E2C</text:span> - MapPiece pointers #<text:span text:style-name="T86">5</text:span></text:p>
      <text:p text:style-name="P215"><text:span text:style-name="T73">0x61E2D-0x6224F</text:span> - MapPieces #<text:span text:style-name="T86">5</text:span><text:bookmark-start text:name="__DdeLink__3588_882602760"/> <text:span text:style-name="T87">(RLE compressed)</text:span><text:bookmark-end text:name="__DdeLink__3588_882602760"/></text:p>
      <text:p text:style-name="P214"><text:span text:style-name="T73">0x62250-0x622F1</text:span> - MapPiece pointers #<text:span text:style-name="T86">6</text:span></text:p>
      <text:p text:style-name="P216"><text:span text:style-name="T73">0x622F2-0x62483</text:span> - MapPieces #<text:span text:style-name="T86">6</text:span> <text:span text:style-name="T87">(RLE compressed)</text:span></text:p>
      <text:p text:style-name="P217"/>
      <text:p text:style-name="P200"/>
      <text:p text:style-name="P200"/>
      <text:p text:style-name="P200">TODO - при чтении больших тайлов так же вытаскивается информация по палитре</text:p>
      <text:p text:style-name="P200">http://www.smspower.org/maxim/HowToProgram/Tilemap</text:p>
      <text:p text:style-name="P200">54321098</text:p>
      <text:p text:style-name="P200">00001000 - palette 01!!!</text:p>
      <text:p text:style-name="P200">00000000 - palette 00</text:p>
      <text:p text:style-name="P200">следует проверять на другие значения на всякий случай.</text:p>
      <text:p text:style-name="P200"/>
      <text:p text:style-name="P200">порядок такой:</text:p>
      <text:p text:style-name="P172">0. узнать все доступные цвета для SMS — <text:span text:style-name="T67">это было не обязательно</text:span></text:p>
      <text:p text:style-name="P172">1. получаем палитру</text:p>
      <text:p text:style-name="P172">2. вычитать большие тайлы (все доступные)</text:p>
      <text:p text:style-name="P200">3. вычитать карту каминита</text:p>
      <text:p text:style-name="P200"/>
      <text:p text:style-name="P200">далее то же самое с остальными картами.</text:p>
      <text:p text:style-name="P200"/>
      <text:p text:style-name="P200"/>
      <text:p text:style-name="P211"/>
      <text:p text:style-name="P212">Вычитал и сохранил все карты</text:p>
      <text:p text:style-name="P212"/>
      <text:p text:style-name="P212">Далее. </text:p>
      <text:p text:style-name="P212"/>
      <text:p text:style-name="P173">- Записать карту памяти под эти карты, чтобы не забыть.</text:p>
      <text:p text:style-name="P212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212"/>
      <text:p text:style-name="P212"/>
      <text:p text:style-name="P211"/>
      <text:p text:style-name="P172">- <text:span text:style-name="T68">Необходимо отыскать карты планет. Скорее всего, они сделаны по такому же принципу.</text:span></text:p>
      <text:p text:style-name="P203"><text:span text:style-name="T93">- </text:span><text:span text:style-name="T94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203"/>
      <text:p text:style-name="P234"/>
      <text:p text:style-name="P235"/>
      <text:p text:style-name="P235"/>
      <text:p text:style-name="P235"/>
      <text:p text:style-name="P233"/>
      <text:p text:style-name="P227"><text:soft-page-break/><text:span text:style-name="T71">34000-</text:span><text:span text:style-name="T79">37DB0</text:span> <text:span text:style-name="T90">—</text:span> карт<text:span text:style-name="T91">ы</text:span> Палмы, <text:span text:style-name="T95">Мотавии, их 2 штуки.</text:span></text:p>
      <text:p text:style-name="P222"/>
      <text:p text:style-name="P231"><text:span text:style-name="T71">38000-</text:span><text:span text:style-name="T75">3A3E7</text:span> <text:span text:style-name="T90">—</text:span> карта <text:span text:style-name="T95">Дезориса</text:span></text:p>
      <text:p text:style-name="P224"><text:span text:style-name="T71">3A</text:span><text:span text:style-name="T78">3E</text:span><text:span text:style-name="T79">8</text:span><text:span text:style-name="T78">-3B2E7</text:span><text:span text:style-name="T90"> — анимированный тайлы планет</text:span></text:p>
      <text:p text:style-name="P224"/>
      <text:p text:style-name="P232">3B2E8-3BAE7 — анимация муравьиных львов</text:p>
      <text:p text:style-name="P226"/>
      <text:p text:style-name="P232">44000-4463F — анимация какого-то глаза</text:p>
      <text:p text:style-name="P232"/>
      <text:p text:style-name="P232">48000-49BFF — анимация транспорта</text:p>
      <text:p text:style-name="P232"/>
      <text:p text:style-name="P232"/>
      <text:p text:style-name="P223"><text:span text:style-name="T71">70000-70A7F</text:span> — спрайты Алисы, <text:span text:style-name="T97">Лутза, Тайлона, Мау</text:span></text:p>
      <text:p text:style-name="P223"><text:span text:style-name="T91"><text:s text:c="6"/></text:span><text:span text:style-name="T74">726BF</text:span><text:span text:style-name="T91"> — последний спрайт героя</text:span></text:p>
      <text:p text:style-name="P203"/>
      <text:p text:style-name="P219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9">большие тайлы</text:span> <text:span text:style-name="T92">всех 3 планет (247 == 0xF7)</text:span></text:p>
      <text:p text:style-name="P221"><text:bookmark-start text:name="__DdeLink__3670_1053501323"/><text:bookmark-start text:name="__DdeLink__3668_1053501323"/><text:bookmark-start text:name="__DdeLink__3590_882602760"/><text:span text:style-name="T77">747B8</text:span><text:bookmark-end text:name="__DdeLink__3670_1053501323"/><text:bookmark-end text:name="__DdeLink__3668_1053501323"/><text:span text:style-name="T77">-77629</text:span><text:bookmark-end text:name="__DdeLink__3590_882602760"/> — тай<text:span text:style-name="T90">л</text:span>ы<text:span text:style-name="T88"> всех 3 планет. Различаются палитрой</text:span></text:p>
      <text:p text:style-name="P225"/>
      <text:p text:style-name="P220"/>
      <text:p text:style-name="P220"/>
      <text:p text:style-name="P220"/>
      <text:p text:style-name="P226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26"/>
      <text:p text:style-name="P228">На завтра — оформить логику чтения всех карт.</text:p>
      <text:p text:style-name="P228"/>
      <text:p text:style-name="P229">Так же нужно больше информации по РОМу</text:p>
      <text:p text:style-name="P229"/>
      <text:p text:style-name="P229">Для любознательных понять, как ограничивается карта, как вычисляется палитра</text:p>
      <text:p text:style-name="P229"/>
      <text:p text:style-name="P237"/>
      <text:p text:style-name="P239"/>
      <text:p text:style-name="P239">D2B-D3A</text:p>
      <text:p text:style-name="P239">; Data from CEB to DA2 (184 bytes)<text:tab/></text:p>
      <text:p text:style-name="P239"><text:tab/>.db $08 $00 $3F $01 $03 $0B $0F $2F $06 $38 $3C $25 $2A $04 $30 $0C</text:p>
      <text:p text:style-name="P239"><text:tab/>.db $08 $08 $00 $3F $01 $03 $0B $0F $2F $06 $38 $3C $25 $2A $04 $30</text:p>
      <text:p text:style-name="P239"><text:tab/>.db $0C $2F $3F $00 $3F $24 $03 $3C $0F $3F $28 $38 $3C $25 $2A $04</text:p>
      <text:p text:style-name="P239"><text:tab/>.db $30 $0C $3F $09 $00 $3F $06 $2F $0B $0C $04 $2A $25 $3C $38 $30</text:p>
      <text:p text:style-name="P239"><text:tab/>.db <text:span text:style-name="T71">$03 $02 $08 $09 $08 $0C $08 $00 $3F $06 $2F $0B $0C $04 $2A $25</text:span></text:p>
      <text:p text:style-name="P239"><text:tab/>.db $3C $38 $30 $03 $02 $08 $08 $0C $04 $2A $00 $3F $06 $2F $0B $0C</text:p>
      <text:p text:style-name="P239"><text:tab/>.db $04 $2A $25 $3C $38 $30 $03 $02 $08 $2A $2A $2A $2F $00 $3F $06</text:p>
      <text:p text:style-name="P239"><text:tab/>.db $2F $0B $0C $04 $2A $25 $3C $38 $30 $03 $02 $08 $2F $0B $06 $3F</text:p>
      <text:p text:style-name="P239"><text:tab/>.db $00 $3F $06 $2F $0B $0C $04 $2A $25 $3C $38 $30 $03 $02 $3F $3F</text:p>
      <text:p text:style-name="P239"><text:tab/>.db $3C $38 $00 $00 $3F $06 $2F $0B $0C $04 $2A $25 $3C $38 $30 $03</text:p>
      <text:p text:style-name="P239"><text:tab/>.db $02 $08 $00 $00 $00 $3C $00 $3F $06 $2F $0B $0C $04 $2A $25 $3C</text:p>
      <text:p text:style-name="P239"><text:tab/>.db $38 $30 $03 $02 $08 $3C $3C $3C</text:p>
      <text:p text:style-name="P239"><text:tab/></text:p>
      <text:p text:style-name="P239">; Data from DA3 to DB1 (15 bytes)<text:tab/></text:p>
      <text:p text:style-name="P239">_DATA_DA3_:<text:tab/></text:p>
      <text:p text:style-name="P239"><text:tab/>.db <text:span text:style-name="T71">$00 $3F $2B $0B $2F $37 $0F $38 $34 $06 $01 $2A $25 $00 $00</text:span></text:p>
      <text:p text:style-name="P239"/>
      <text:p text:style-name="P270">E31-E40</text:p>
      <text:p text:style-name="P239">; Data from E01 to E8A (138 bytes)<text:tab/></text:p>
      <text:p text:style-name="P239"><text:tab/>.db $0D $00 $00 $01 $01 $00 $01 $1D $FC $0C $B9 $A9 $00 $80 $0E $00</text:p>
      <text:p text:style-name="P239"><text:tab/>.db $00 $00 $00 $00 $00 $1D $0D $0D $E3 $A9 $00 $80 $0E $00 $00 $00</text:p>
      <text:p text:style-name="P239"><text:tab/>.db $00 $00 $00 $1D $0D $0D $49 $AA $00 $80 $18 $00 $00 $00 $00 $00</text:p>
      <text:p text:style-name="P239"><text:tab/>.db <text:span text:style-name="T71">$00 $16 $1E $0D $4A $AA $62 $87 $18 $00 $00 $00 $00 $00 $00 $16</text:span></text:p>
      <text:p text:style-name="P239"><text:tab/>.db $31 $0D $70 $AB $42 $8F $18 $00 $00 $00 $00 $00 $00 $16 $44 $0D</text:p>
      <text:p text:style-name="P239"><text:tab/>.db $8B $AC $D9 $93 $18 $00 $00 $00 $00 $00 $00 $16 $57 $0D $F7 $AC</text:p>
      <text:p text:style-name="P239"><text:tab/>.db $07 $9C $18 $00 $00 $00 $00 $00 $00 $16 $6A $0D $5F $AE $8B $9D</text:p>
      <text:p text:style-name="P239"><text:tab/>.db $18 $00 $00 $00 $00 $00 $00 $16 $7D $0D $71 $AE $50 $A2 $18 $00</text:p>
      <text:p text:style-name="P239"><text:tab/>.db $00 $00 $00 $00 $00 $16 $90 $0D $37 $AF</text:p>
      <text:p text:style-name="P239"><text:tab/></text:p>
      <text:p text:style-name="P239"/>
      <text:p text:style-name="P240"><text:soft-page-break/>; 1st entry of Pointer Table from D6F4 (indexed by _RAM_C800_)<text:tab/></text:p>
      <text:p text:style-name="P240">; Data from D80C to D81E (19 bytes)<text:tab/></text:p>
      <text:p text:style-name="P240">_DATA_D80C_:<text:tab/></text:p>
      <text:p text:style-name="P240"><text:tab/>.db <text:span text:style-name="T71">$06 $F7 $F7 $FF $FF $07 $07 $00 $AA $08 $AB $00 $AC $08 $AD $00</text:span></text:p>
      <text:p text:style-name="P240"><text:tab/>.db <text:span text:style-name="T71">$AE $08 $AF</text:span></text:p>
      <text:p text:style-name="P240"><text:tab/></text:p>
      <text:p text:style-name="P240">; 3rd entry of Pointer Table from D6F4 (indexed by _RAM_C800_)<text:tab/></text:p>
      <text:p text:style-name="P240">; Data from D81F to D831 (19 bytes)<text:tab/></text:p>
      <text:p text:style-name="P240">_DATA_D81F_:<text:tab/></text:p>
      <text:p text:style-name="P240"><text:tab/>.db <text:span text:style-name="T71">$06 $F7 $F7 $FF $FF $07 $07 $00 $B0 $08 $B1 $00 $B2 $08 $B3 $00</text:span></text:p>
      <text:p text:style-name="P240"><text:tab/>.db <text:span text:style-name="T71">$B4 $08 $B5</text:span></text:p>
      <text:p text:style-name="P240"><text:tab/></text:p>
      <text:p text:style-name="P240">; 4th entry of Pointer Table from D6F4 (indexed by _RAM_C800_)<text:tab/></text:p>
      <text:p text:style-name="P240">; Data from D832 to D844 (19 bytes)<text:tab/></text:p>
      <text:p text:style-name="P240">_DATA_D832_:<text:tab/></text:p>
      <text:p text:style-name="P240"><text:tab/>.db <text:span text:style-name="T71">$06 $F7 $F7 $FF $FF $07 $07 $00 $B6 $08 $B7 $00 $B8 $08 $B9 $00</text:span></text:p>
      <text:p text:style-name="P240"><text:tab/>.db <text:span text:style-name="T71">$BA $08 $BB</text:span></text:p>
      <text:p text:style-name="P240"><text:tab/></text:p>
      <text:p text:style-name="P240">; 5th entry of Pointer Table from D6F4 (indexed by _RAM_C800_)<text:tab/></text:p>
      <text:p text:style-name="P240">; Data from D845 to D851 (13 bytes)<text:tab/></text:p>
      <text:p text:style-name="P240">_DATA_D845_:<text:tab/></text:p>
      <text:p text:style-name="P240"><text:tab/>.db <text:span text:style-name="T71">$04 $FF $FF $07 $07 $00 $BC $08 $BD $00 $BE $08 $BF</text:span></text:p>
      <text:p text:style-name="P240"><text:tab/></text:p>
      <text:p text:style-name="P240"/>
      <text:p text:style-name="P240"/>
      <text:p text:style-name="P230"/>
      <text:p text:style-name="P269">FE03 = $A2</text:p>
      <text:p text:style-name="P238">; Data from FC6F to FE1C (430 bytes)<text:tab/></text:p>
      <text:p text:style-name="P238">_DATA_FC6F_:<text:tab/></text:p>
      <text:p text:style-name="P238"><text:tab/>.db $12 $12 $12 $12 $12 $12 $12 $22 $22 $12 $8A $8A $8A $8A $22 $13</text:p>
      <text:p text:style-name="P238"><text:tab/>.db $13 $13 $13 $13 $13 $13 $13 $52 $52 $52 $52 $52 $52 $52 $52 $52</text:p>
      <text:p text:style-name="P238"><text:tab/>.db $52 $12 $12 $12 $12 $B2 $52 $9A $9A $9A $9A $13 $13 $13 $13 $13</text:p>
      <text:p text:style-name="P238"><text:tab/>.db $13 $13 $13 $13 $13 $1A $13 $40 $40 $40 $40 $41 $41 $41 $41 $41</text:p>
      <text:p text:style-name="P238"><text:tab/>.db $41 $41 $41 $31 $31 $52 $52 $52 $52 $32 $32 $32 $32 $32 $32 $32</text:p>
      <text:p text:style-name="P238"><text:tab/>.db $32 $32 $1A $1A $1A $1A $1A $1A $1A $1A $1A $12 $12 $22 $26 $74</text:p>
      <text:p text:style-name="P238"><text:tab/>.db $74 $74 $74 $74 $13 $13 $13 $13 $13 $13 $53 $53 $5A $5A $63 $63</text:p>
      <text:p text:style-name="P238"><text:tab/>.db $6A $6A $13 $13 $13 $13 $9A $9A $9A $9A $1A $1A $1A $1A $1A $1A</text:p>
      <text:p text:style-name="P238"><text:tab/>.db $1A $1A $12 $12 $12 $12 $12 $12 $12 $12 $12 $12 $12 $12 $12 $12</text:p>
      <text:p text:style-name="P238"><text:tab/>.db $12 $12 $12 $12 $12 $12 $12 $12 $12 $12 $12 $12 $12 $12 $12 $12</text:p>
      <text:p text:style-name="P238"><text:tab/>.db $12 $12 $12 $12 $12 $12 $12 $12 $12 $12 $12 $12 $12 $12 $12 $12</text:p>
      <text:p text:style-name="P238"><text:tab/>.db $12 $12 $12 $12 $12 $12 $12 $12 $12 $12 $13 $13 $13 $13 $13 $13</text:p>
      <text:p text:style-name="P238"><text:tab/>.db $13 $13 $62 $56 $56 $56 $56 $B6 $12 $12 $12 $12 $12 $12 $B6 $B6</text:p>
      <text:p text:style-name="P238"><text:tab/>.db $B6 $B6 $43 $12 $12 $12 $12 $66 $63 $63 $63 $63 $63 $63 $63 $63</text:p>
      <text:p text:style-name="P238"><text:tab/>.db $12 $12 $12 $12 $12 $12 $12 $12 $1A $1A $1A $1A $12 $12 $12 $62</text:p>
      <text:p text:style-name="P238"><text:tab/>.db $C2 $12 $43 $43 $43 $43 $6A $10 $10 $10 $10 $10 $10 $10 $10 $10</text:p>
      <text:p text:style-name="P238"><text:tab/>.db $82 $82 $83 $83 $83 $83 $83 $83 $83 $83 $83 $83 $8A $8A $83 $83</text:p>
      <text:p text:style-name="P238"><text:tab/>.db $8A $8A $83 $83 $8A $8A $83 $83 $8A $8A $83 $83 $8A $8A $83 $83</text:p>
      <text:p text:style-name="P238"><text:tab/>.db $8A $8A $83 $83 $83 $83 $83 $83 $83 $83 $83 $82 $82 $83 $83 $83</text:p>
      <text:p text:style-name="P238"><text:tab/>.db $83 $83 $83 $83 $83 $83 $83 $83 $83 $83 $83 $83 $83 $83 $83 $83</text:p>
      <text:p text:style-name="P238"><text:tab/>.db $83 $83 $83 $83 $83 $83 $8A $83 $8A $82 $82 $82 $A4 $A3 $A3 $A3</text:p>
      <text:p text:style-name="P238"><text:tab/>.db $A3 $A3 $A3 $AA $AA $AA $AA $A2 $A2 $A2 $A2 $12 $A3 $A2 $AA $A2</text:p>
      <text:p text:style-name="P238"><text:tab/>.db $83 $83 $8A $8A $83 $8A $83 $93 $93 $93 $93 $93 $93 $93 $93 $93</text:p>
      <text:p text:style-name="P238"><text:tab/>.db $93 $93 $93 $93 $93 $93 $93 $92 $93 $93 $9A $9A $93 $93 $9A $9A</text:p>
      <text:p text:style-name="P238"><text:tab/>.db $93 $93 $9A $9A $93 $93 $9A $9A $93 $93 $9A $9A $93 $9A $93 $9A</text:p>
      <text:p text:style-name="P238"><text:tab/>.db $93 $9A $A2 $A3 <text:span text:style-name="T71">$A2</text:span> $AA $83 $83 $83 $83 $1A $1A $1A $1A $83 $83</text:p>
      <text:p text:style-name="P238"><text:tab/>.db $83 $83 $83 $8A $8A $83 $83 $A2 $A2 $A2 $92 $92 $92 $16</text:p>
      <text:p text:style-name="P238"><text:tab/></text:p>
      <text:p text:style-name="P238"/>
      <text:p text:style-name="P238"/>
      <text:p text:style-name="P238"/>
      <text:p text:style-name="P241">При движении идёт чтение куска карты CF00…, затем</text:p>
      <text:p text:style-name="P241">чтение </text:p>
      <text:p text:style-name="P241"><text:bookmark-start text:name="__DdeLink__3748_396975"/>C2E5<text:bookmark-end text:name="__DdeLink__3748_396975"/></text:p>
      <text:p text:style-name="P241">C2E9</text:p>
      <text:p text:style-name="P241"><text:soft-page-break/>C308<text:tab/></text:p>
      <text:p text:style-name="P241"/>
      <text:p text:style-name="P241"/>
      <text:p text:style-name="P242">хакинг</text:p>
      <text:p text:style-name="P242">выключить музыку</text:p>
      <text:p text:style-name="P242"/>
      <text:p text:style-name="P242">30043 — точка останова</text:p>
      <text:p text:style-name="P242"/>
      <text:p text:style-name="P242"/>
      <text:p text:style-name="P242">CB00 — stack</text:p>
      <text:p text:style-name="P242"/>
      <text:p text:style-name="P242"/>
      <text:p text:style-name="P243">3BC68-3BF5F — Title screen tiles (RLE compressed)</text:p>
      <text:p text:style-name="P243">3BF60-3FBBB — Empty data (FFFF)</text:p>
      <text:p text:style-name="P243"/>
      <text:p text:style-name="P243"/>
      <text:p text:style-name="P244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8">и с карты не получится войти в здания или подземелья. Называется эта карта 03 03.</text:span></text:p>
      <text:p text:style-name="P244"/>
      <text:p text:style-name="P245">_LABEL_2E5_:</text:p>
      <text:p text:style-name="P245">_LABEL_2ED_:</text:p>
      <text:p text:style-name="P245">_LABEL_2ED_:</text:p>
      <text:p text:style-name="P245"/>
      <text:p text:style-name="P245">C311, C313 — копии C305, C301</text:p>
      <text:p text:style-name="P245"/>
      <text:p text:style-name="P245"/>
      <text:p text:style-name="P245"/>
      <text:p text:style-name="P248">Какие-то характеристики карт — поинтеры, потом карты 16x12</text:p>
      <text:p text:style-name="P245"/>
      <text:p text:style-name="P246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46">4F 9D 11 9E</text:p>
      <text:p text:style-name="P246">5A A1 AA A1</text:p>
      <text:p text:style-name="P246"/>
      <text:p text:style-name="P246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46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46"/>
      <text:p text:style-name="P247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47"><text:soft-page-break/>204 (16x13??)</text:p>
      <text:p text:style-name="P247"/>
      <text:p text:style-name="P247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47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47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47">170</text:p>
      <text:p text:style-name="P247"/>
      <text:p text:style-name="P247">derevnya</text:p>
      <text:p text:style-name="P247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47">95 98 34 99</text:p>
      <text:p text:style-name="P247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47">4F 9D 11 9E</text:p>
      <text:p text:style-name="P247"/>
      <text:p text:style-name="P247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47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47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47">14C=332</text:p>
      <text:p text:style-name="P247"/>
      <text:p text:style-name="P247"/>
      <text:p text:style-name="P247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ext:soft-page-break/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47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47"/>
      <text:p text:style-name="P247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47">0x176=374</text:p>
      <text:p text:style-name="P247"/>
      <text:p text:style-name="P247"/>
      <text:p text:style-name="P255">FC6F-FD6E — то же для</text:p>
      <text:p text:style-name="P247"/>
      <text:p text:style-name="P255">12 12 12 12 12 12 12 22 22 12 8A 8A 8A 8A 22 13 </text:p>
      <text:p text:style-name="P255">13 13 13 13 13 13 13 52 52 52 52 52 52 52 52 52 </text:p>
      <text:p text:style-name="P255">52 12 12 12 12 B2 52 9A 9A 9A 9A 13 13 13 13 13 </text:p>
      <text:p text:style-name="P255">13 13 13 13 13 1A 13 40 40 40 40 41 41 41 41 41 </text:p>
      <text:p text:style-name="P255">41 41 41 31 31 52 52 52 52 32 32 32 32 32 32 32 </text:p>
      <text:p text:style-name="P255">32 32 1A 1A 1A 1A 1A 1A 1A 1A 1A 12 12 22 26 74 </text:p>
      <text:p text:style-name="P255">74 74 74 74 13 13 13 13 13 13 53 53 5A 5A 63 63 </text:p>
      <text:p text:style-name="P255">6A 6A 13 13 13 13 9A 9A 9A 9A 1A 1A 1A 1A 1A 1A </text:p>
      <text:p text:style-name="P255">1A 1A 12 12 12 12 12 12 12 12 12 12 12 12 12 12 </text:p>
      <text:p text:style-name="P255">12 12 12 12 12 12 12 12 12 12 12 12 12 12 12 12 </text:p>
      <text:p text:style-name="P255">12 12 12 12 12 12 12 12 12 12 12 12 12 12 12 12 </text:p>
      <text:p text:style-name="P255">12 12 12 12 12 12 12 12 12 12 13 13 13 13 13 13 </text:p>
      <text:p text:style-name="P255">13 13 62 56 56 56 56 B6 12 12 12 12 12 12 B6 B6 </text:p>
      <text:p text:style-name="P255">B6 B6 43 12 12 12 12 66 63 63 63 63 63 63 63 63 </text:p>
      <text:p text:style-name="P255">12 12 12 12 12 12 12 12 1A 1A 1A 1A 12 12 12 62 </text:p>
      <text:p text:style-name="P255">C2 12 43 43 43 43 6A 10 10 10 10 10 10 10 10 10</text:p>
      <text:p text:style-name="P255"/>
      <text:p text:style-name="P255"/>
      <text:p text:style-name="P249">FD<text:span text:style-name="T100">6</text:span>F-<text:span text:style-name="T103">FE1C -</text:span> реакция на большие тайлы <text:span text:style-name="T103">по 1 реакции на большой тайл</text:span></text:p>
      <text:p text:style-name="P249"/>
      <text:p text:style-name="P250"/>
      <text:p text:style-name="P259">10<text:tab/>0<text:span text:style-name="T106">001 0000</text:span><text:tab/>пусто</text:p>
      <text:p text:style-name="P251"><text:bookmark-start text:name="__DdeLink__5465_978289678"/>12<text:tab/>0001 0010<text:bookmark-end text:name="__DdeLink__5465_978289678"/><text:tab/><text:span text:style-name="T101">трава</text:span></text:p>
      <text:p text:style-name="P256">13<text:tab/><text:tab/><text:tab/>деревья, горы, непроходимые<text:span text:style-name="T104"> (глобальная карта)</text:span></text:p>
      <text:p text:style-name="P251">16<text:tab/>0001 0110<text:tab/><text:span text:style-name="T101">травка, та, что за пределами локаций, вызывающая выход</text:span></text:p>
      <text:p text:style-name="P254">1A<text:tab/>0001 1010<text:tab/><text:span text:style-name="T101">суэло; вход в пещеру, города, аэропорты (глобальная карта)</text:span></text:p>
      <text:p text:style-name="P255">22<text:tab/><text:span text:style-name="T106">0010 0010</text:span><text:tab/>деревья (проходимые)</text:p>
      <text:p text:style-name="P257">26<text:tab/><text:span text:style-name="T106">0010 0110</text:span><text:tab/>деревья - фз</text:p>
      <text:p text:style-name="P257">31<text:tab/><text:span text:style-name="T106">0011 0001</text:span><text:tab/>водица, волны</text:p>
      <text:p text:style-name="P257">32<text:tab/><text:span text:style-name="T106">0011 0010</text:span><text:tab/>взлётные площадки, кустики, стекло</text:p>
      <text:p text:style-name="P258">40<text:tab/><text:span text:style-name="T106">0100 0000</text:span><text:tab/>берег и чуть воды</text:p>
      <text:p text:style-name="P257">41<text:tab/><text:span text:style-name="T106">0100 0001</text:span><text:tab/>вода и чуть берега</text:p>
      <text:p text:style-name="P259">43<text:tab/><text:span text:style-name="T106">0100 0011</text:span><text:tab/>камни на берегу</text:p>
      <text:p text:style-name="P255">52<text:tab/><text:span text:style-name="T106">0101 0010</text:span><text:tab/>пустыня</text:p>
      <text:p text:style-name="P257">53<text:tab/><text:span text:style-name="T106">0101 0011</text:span><text:tab/>верх пустынной пещеры</text:p>
      <text:p text:style-name="P257">56<text:tab/><text:span text:style-name="T106">0101 0110</text:span><text:tab/>муравьиный лев</text:p>
      <text:p text:style-name="P257">5A<text:tab/><text:span text:style-name="T106">0101 1010</text:span><text:tab/>вход пустынной пещеры</text:p>
      <text:p text:style-name="P257">62<text:tab/><text:span text:style-name="T106">0110 0010</text:span><text:tab/>газ? <text:span text:style-name="T105">Что-то зелёное, так же снег, проходимый</text:span></text:p>
      <text:p text:style-name="P257"><text:soft-page-break/>63<text:tab/><text:span text:style-name="T106">0110 0011</text:span><text:tab/>верх ледяной пещеры</text:p>
      <text:p text:style-name="P259">66<text:tab/><text:span text:style-name="T106">0110 0110</text:span><text:tab/>крошащийся лёд</text:p>
      <text:p text:style-name="P257">6A<text:tab/><text:span text:style-name="T106">0110 1010</text:span><text:tab/>вход ледяной пещеры, <text:span text:style-name="T105">квестовая ёлка</text:span></text:p>
      <text:p text:style-name="P257">74<text:tab/><text:span text:style-name="T106">0111 0100</text:span><text:tab/>лава</text:p>
      <text:p text:style-name="P251">82<text:tab/>1000 0010<text:tab/><text:span text:style-name="T101">пусто, плиты, дорога</text:span></text:p>
      <text:p text:style-name="P251">83<text:tab/>1000 0011<text:tab/><text:span text:style-name="T101">непроходимый объект</text:span></text:p>
      <text:p text:style-name="P253">8A<text:tab/><text:span text:style-name="T99">1000 1010<text:tab/>двери домов, ноги людей, дома на глобальной карте</text:span></text:p>
      <text:p text:style-name="P251">92<text:tab/>1001 0010<text:tab/><text:span text:style-name="T101">сыра земля (коричн)</text:span></text:p>
      <text:p text:style-name="P251">93<text:tab/>1001 0011<text:tab/><text:span text:style-name="T101">непроходимые объекты, головы</text:span><text:bookmark-start text:name="__DdeLink__4939_547612281"/><text:span text:style-name="T101"> людей (коричн)</text:span><text:bookmark-end text:name="__DdeLink__4939_547612281"/></text:p>
      <text:p text:style-name="P252">9A<text:tab/>1001 1010<text:tab/><text:span text:style-name="T101">ноги людей, двери домов (коричн), дома на карте</text:span></text:p>
      <text:p text:style-name="P251">A2<text:tab/>1010 0010<text:tab/><text:span text:style-name="T102">головы грузчиков</text:span></text:p>
      <text:p text:style-name="P251">A3<text:tab/>1010 0011<text:tab/><text:span text:style-name="T102">столбы в аэропорту</text:span></text:p>
      <text:p text:style-name="P251">A4<text:tab/>1010 0100<text:tab/><text:span text:style-name="T102">люк в аэропорту</text:span></text:p>
      <text:p text:style-name="P251">AA<text:tab/>1010 1010<text:tab/><text:span text:style-name="T102">корабли на ВПП, ноги грузчиков</text:span></text:p>
      <text:p text:style-name="P276">B2<text:tab/><text:span text:style-name="T106">1011 0010</text:span><text:tab/><text:span text:style-name="T104">высохшие деревья (проходимые)</text:span></text:p>
      <text:p text:style-name="P277">B6<text:tab/><text:span text:style-name="T106">1011 0110</text:span><text:tab/><text:span text:style-name="T105">вероятно газ</text:span></text:p>
      <text:p text:style-name="P278">С2<text:tab/><text:span text:style-name="T106">1100 0010</text:span><text:tab/>ёлка в снегу (декорация)</text:p>
      <text:p text:style-name="P276"/>
      <text:p text:style-name="P279">04<text:tab/>0100<text:tab/>landrover</text:p>
      <text:p text:style-name="P279">08<text:tab/>1000<text:tab/>hovercraft</text:p>
      <text:p text:style-name="P279">0C<text:tab/>1100<text:tab/>ice digger</text:p>
      <text:p text:style-name="P276"/>
      <text:p text:style-name="P275">0010<text:tab/>проходимые объекты</text:p>
      <text:p text:style-name="P275">0011<text:tab/>непроходимые объекты</text:p>
      <text:p text:style-name="P275">0110<text:tab/>проходимые объекты??</text:p>
      <text:p text:style-name="P275">1010<text:tab/>интерактивные проходимые объекты, суэло, двери, люди</text:p>
      <text:p text:style-name="P271"/>
      <text:p text:style-name="P272">82 82 83 83 83 83 83 83 83 83 83 83 8A 8A 83 83 </text:p>
      <text:p text:style-name="P272">8A 8A 83 83 8A 8A 83 83 8A 8A 83 83 8A 8A 83 83 </text:p>
      <text:p text:style-name="P272">8A 8A 83 83 83 83 83 83 83 83 83 82 82 83 83 83 </text:p>
      <text:p text:style-name="P272">83 83 83 83 83 83 83 83 83 83 83 83 83 83 83 83 </text:p>
      <text:p text:style-name="P272">83 83 83 83 83 83 8A 83 8A 82 82 82 A4 A3 A3 A3 </text:p>
      <text:p text:style-name="P272">A3 A3 A3 AA AA AA AA A2 A2 A2 A2 12 A3 A2 AA A2 </text:p>
      <text:p text:style-name="P272">83 83 8A 8A 83 8A 83 93 93 93 93 93 93 93 93 93 </text:p>
      <text:p text:style-name="P272">93 93 93 93 93 93 93 92 93 93 9A 9A 93 93 9A 9A </text:p>
      <text:p text:style-name="P272">93 93 9A 9A 93 93 9A 9A 93 93 9A 9A 93 9A 93 9A </text:p>
      <text:p text:style-name="P272">93 9A A2 A3 A2 AA 83 83 83 83 1A 1A 1A 1A 83 83 </text:p>
      <text:p text:style-name="P273">83 83 83 8A 8A 83 83 A2 A2 A2 92 92 92 16 </text:p>
      <text:p text:style-name="P273"/>
      <text:p text:style-name="P274">3C 38 3C 3C 3F 3C 38 38 3E 3C 3E 3E 3F 3E 3C 3C </text:p>
      <text:p text:style-name="P274">3F 3E 3F 3F 3F 3F 3E 3E 3F 2B 0F 2F 2F 3E 3C 0F </text:p>
      <text:p text:style-name="P274">2F 06 0B 1F 0F 3C 38 0B 2B 01 06 0F 0B 2A 25 06 </text:p>
      <text:p text:style-name="P274">0C 08 04 03 0B 34 38 35 3C 38 3E 3C 3E 3D 3E 2C </text:p>
      <text:p text:style-name="P274">3E 1E 3E 0C 3E 0E 3E 0F 3E 1B 3E 0B 3E 07 3E 27 </text:p>
      <text:p text:style-name="P274">3E 37 3E 3B 3E 3A 3E 36 3E 35 3E 34 3E 38 3E 35 </text:p>
      <text:p text:style-name="P274">3C 34 38 30 2A 34 34 34 34 34 34 35 35 35 35 35 </text:p>
      <text:p text:style-name="P274">35 38 38 38 38 38 38 38 38 38 38 3C 38 38 3C 38 </text:p>
      <text:p text:style-name="P274">3C 3E 38 38 3E 3C 3E 3F 38 3C 3F 3E 3F 3F 3C 3E </text:p>
      <text:p text:style-name="P274">3F 3F 3F 3F 3E 3F 3F 3F 3F 3F 3F 2F 3F 2F 3F 3F </text:p>
      <text:p text:style-name="P274">3D 1F 2F 0F 2F 3F 2C 1A 0F 0B 1F 2F 2C 15 0B 06 </text:p>
      <text:p text:style-name="P274">1A 2F 28 30 2A 34 38 38 3E 3C 3E 3E 3F 3F 3F 3E </text:p>
      <text:p text:style-name="P274">3F 3C 3E 38 3E</text:p>
      <text:p text:style-name="P274"/>
      <text:p text:style-name="P274"/>
      <text:p text:style-name="P280">12<text:tab/>0001 0010 →<text:span text:style-name="T107"> 0010 0001; CY = 0</text:span></text:p>
      <text:p text:style-name="P280"/>
      <text:p text:style-name="P280"/>
      <text:p text:style-name="P280"/>
      <text:p text:style-name="P281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313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313"/>
          </table:table-cell>
        </table:table-row>
      </table:table>
      <text:p text:style-name="P280"/>
      <text:p text:style-name="P281">Вход в подземелье</text:p>
      <text:p text:style-name="P281"><text:soft-page-break/></text:p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313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313"/>
          </table:table-cell>
        </table:table-row>
      </table:table>
      <text:p text:style-name="P281"/>
      <text:p text:style-name="P281"/>
      <text:p text:style-name="P281"/>
      <text:p text:style-name="P282">Данные подземелий. </text:p>
      <text:p text:style-name="P302">Каждый 1-й байт это безопасность подземелья. 00 — безопасно. 19 — враги</text:p>
      <text:p text:style-name="P302">Каждый 3-й байт связан с цветом (цвет = 3-й байт + 1)</text:p>
      <text:p text:style-name="P302"/>
      <text:p text:style-name="P302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314">_DATA_F619_:</text:p>
          </table:table-cell>
        </table:table-row>
      </table:table>
      <text:p text:style-name="P302">19 5B 03 86 <text:tab/>Пещера медузы</text:p>
      <text:p text:style-name="P302">00 00 04 86 </text:p>
      <text:p text:style-name="P302">00 00 01 86 <text:tab/>Camineet Warehouse</text:p>
      <text:p text:style-name="P302">19 56 00 91 </text:p>
      <text:p text:style-name="P302">19 53 00 91 </text:p>
      <text:p text:style-name="P302">19 5E 00 91 </text:p>
      <text:p text:style-name="P302">19 53 00 91 </text:p>
      <text:p text:style-name="P302">19 55 00 91 </text:p>
      <text:p text:style-name="P302">19 57 00 91 </text:p>
      <text:p text:style-name="P302">19 57 00 91 </text:p>
      <text:p text:style-name="P302">19 53 00 91 </text:p>
      <text:p text:style-name="P302">19 56 00 91 </text:p>
      <text:p text:style-name="P302">19 56 00 91 </text:p>
      <text:p text:style-name="P302">19 55 00 91 </text:p>
      <text:p text:style-name="P302">19 57 00 91 </text:p>
      <text:p text:style-name="P302">00 00 00 91 </text:p>
      <text:p text:style-name="P302">19 5C 03 86 </text:p>
      <text:p text:style-name="P302">19 5C 03 86 </text:p>
      <text:p text:style-name="P302">19 5C 03 86 </text:p>
      <text:p text:style-name="P302">19 5C 03 86 </text:p>
      <text:p text:style-name="P302">00 00 02 86 </text:p>
      <text:p text:style-name="P302">00 00 02 86 </text:p>
      <text:p text:style-name="P302">19 4D 03 86 </text:p>
      <text:p text:style-name="P302">19 4D 01 91 </text:p>
      <text:p text:style-name="P302">19 5D 01 91 </text:p>
      <text:p text:style-name="P302">19 5D 01 91 </text:p>
      <text:p text:style-name="P302">19 5E 01 91 </text:p>
      <text:p text:style-name="P302">19 53 01 91 </text:p>
      <text:p text:style-name="P302">19 4B 06 86 </text:p>
      <text:p text:style-name="P302">19 4B 06 86 </text:p>
      <text:p text:style-name="P302">19 4B 06 86 </text:p>
      <text:p text:style-name="P302">19 54 05 85 </text:p>
      <text:p text:style-name="P302">19 58 05 85 </text:p>
      <text:p text:style-name="P302">00 00 05 85 </text:p>
      <text:p text:style-name="P302">19 52 06 86 </text:p>
      <text:p text:style-name="P302">19 4F 06 86 </text:p>
      <text:p text:style-name="P302">19 4B 06 86 </text:p>
      <text:p text:style-name="P302">19 50 06 86 </text:p>
      <text:p text:style-name="P302">19 50 06 86 </text:p>
      <text:p text:style-name="P302">19 4B 06 86 </text:p>
      <text:p text:style-name="P302">19 4C 09 86 </text:p>
      <text:p text:style-name="P302">19 51 09 86 </text:p>
      <text:p text:style-name="P302">19 51 09 86 </text:p>
      <text:p text:style-name="P302">19 52 07 91 </text:p>
      <text:p text:style-name="P302">19 4F 07 91 </text:p>
      <text:p text:style-name="P302">19 4F 07 91 </text:p>
      <text:p text:style-name="P302">19 56 07 91 </text:p>
      <text:p text:style-name="P302">19 50 08 86 </text:p>
      <text:p text:style-name="P302">19 51 08 86 </text:p>
      <text:p text:style-name="P302">19 4F 08 86 </text:p>
      <text:p text:style-name="P302"><text:soft-page-break/>19 5A 08 86 </text:p>
      <text:p text:style-name="P302">19 59 08 86 </text:p>
      <text:p text:style-name="P302">19 59 08 86 </text:p>
      <text:p text:style-name="P302">19 55 05 91 </text:p>
      <text:p text:style-name="P302">19 53 05 91 </text:p>
      <text:p text:style-name="P302">19 57 05 91 </text:p>
      <text:p text:style-name="P302">19 57 05 91 </text:p>
      <text:p text:style-name="P302">19 58 05 91 </text:p>
      <text:p text:style-name="P302">19 59 09 86 </text:p>
      <text:p text:style-name="P302">19 01 0A 91 </text:p>
      <text:p text:style-name="P302">19 01 02 91 </text:p>
      <text:p text:style-name="P302">00 00 00 00 </text:p>
      <text:p text:style-name="P302">00 00 00 00 </text:p>
      <text:p text:style-name="P302">00 00</text:p>
      <text:p text:style-name="P302"/>
      <text:p text:style-name="P302"/>
      <text:p text:style-name="P302"/>
      <text:p text:style-name="P282"/>
      <text:p text:style-name="P282">Camineet Warehouse</text:p>
      <text:p text:style-name="P282">_LABEL_6DE2_:</text:p>
      <text:p text:style-name="P282"/>
      <text:p text:style-name="P282"/>
      <text:p text:style-name="P282">ld hl, _RAM_FFFF_</text:p>
      <text:p text:style-name="P282">ld (hl), $03 <text:s text:c="2"/><text:tab/><text:tab/>// 3-й банк?? </text:p>
      <text:p text:style-name="P282">ld a, (_RAM_C30D_)<text:tab/>// <text:span text:style-name="T108">получаем номер подземелья (02)</text:span></text:p>
      <text:p text:style-name="P282">add a, a</text:p>
      <text:p text:style-name="P282">add a, a<text:tab/><text:tab/><text:tab/>// a = a * 4</text:p>
      <text:p text:style-name="P282">ld l, a</text:p>
      <text:p text:style-name="P282">ld h, $00</text:p>
      <text:p text:style-name="P282">ld de, _DATA_F61C_ <text:s text:c="2"/><text:tab/>// <text:span text:style-name="T108">DE = B61C</text:span></text:p>
      <text:p text:style-name="P282">add hl, de</text:p>
      <text:p text:style-name="P283">ld a, (hl)<text:tab/><text:tab/><text:tab/>// 06DF3: Watchpoint hit: Reading 86 from F624</text:p>
      <text:p text:style-name="P282">jp _LABEL_C97_<text:tab/><text:tab/>// <text:span text:style-name="T109">Далее всё это пишется в память</text:span></text:p>
      <text:p text:style-name="P282"/>
      <text:p text:style-name="P282">_LABEL_6D7F_:</text:p>
      <text:p text:style-name="P282"/>
      <text:p text:style-name="P282">ld hl, _RAM_FFFF_</text:p>
      <text:p text:style-name="P282">ld (hl), $03</text:p>
      <text:p text:style-name="P282">ld hl, _DATA_6DF7_<text:tab/>// <text:span text:style-name="T109">== 6DF7</text:span></text:p>
      <text:p text:style-name="P282">ld de, _RAM_C251_<text:tab/><text:tab/>// <text:span text:style-name="T109">== C251</text:span></text:p>
      <text:p text:style-name="P282">ld bc, $0007</text:p>
      <text:p text:style-name="P284">ldir<text:tab/><text:tab/><text:tab/><text:tab/>// <text:span text:style-name="T80">$00 $3F $30 $38 $03 $0B $0F</text:span><text:span text:style-name="T109"> → C251</text:span></text:p>
      <text:p text:style-name="P282">ld a, (_RAM_C30D_)<text:tab/>// <text:span text:style-name="T109">02 (Camineet color)</text:span></text:p>
      <text:p text:style-name="P282">add a, a</text:p>
      <text:p text:style-name="P282">add a, a<text:tab/><text:tab/><text:tab/>// <text:span text:style-name="T109">a *=4</text:span></text:p>
      <text:p text:style-name="P282">ld l, a</text:p>
      <text:p text:style-name="P282">ld h, $00</text:p>
      <text:p text:style-name="P282">ld de, _DATA_F619_</text:p>
      <text:p text:style-name="P282">add hl, de</text:p>
      <text:p text:style-name="P282">ld e, (hl) <text:s text:c="3"/>// 06D9B: Watchpoint hit: Reading 00 from F621</text:p>
      <text:p text:style-name="P282">inc hl</text:p>
      <text:p text:style-name="P282">ld d, (hl) <text:s text:c="2"/>// 06D9D: Watchpoint hit: Reading 00 from F622</text:p>
      <text:p text:style-name="P282">ld (_RAM_C2E3_), de<text:tab/>// <text:span text:style-name="T109">00 00</text:span></text:p>
      <text:p text:style-name="P282">inc hl</text:p>
      <text:p text:style-name="P282">ld a, (_RAM_C315_) <text:tab/>// <text:span text:style-name="T109">FF</text:span></text:p>
      <text:p text:style-name="P282">or a<text:tab/><text:tab/><text:tab/><text:tab/>// ??<text:span text:style-name="T109"> AC</text:span></text:p>
      <text:p text:style-name="P282">ld a, (hl) <text:s text:c="3"/><text:tab/><text:tab/>// 06DA7: Watchpoint hit: Reading 01 from F623</text:p>
      <text:p text:style-name="P282">jr nz, +</text:p>
      <text:p text:style-name="P282">ld e, a</text:p>
      <text:p text:style-name="P282">ld a, (_RAM_C30D_)</text:p>
      <text:p text:style-name="P282">ld hl, $6DFE</text:p>
      <text:p text:style-name="P282">ld bc, $0006</text:p>
      <text:p text:style-name="P282">cpir</text:p>
      <text:p text:style-name="P282">ld a, e</text:p>
      <text:p text:style-name="P282"><text:soft-page-break/>jr z, +</text:p>
      <text:p text:style-name="P282">ld a, $FF</text:p>
      <text:p text:style-name="P282">+:</text:p>
      <text:p text:style-name="P282">inc a<text:tab/><text:tab/><text:tab/><text:tab/>// <text:span text:style-name="T109">2</text:span></text:p>
      <text:p text:style-name="P282">ld (_RAM_C315_), a<text:tab/>// <text:span text:style-name="T109">Color 2</text:span></text:p>
      <text:p text:style-name="P282">add a, a</text:p>
      <text:p text:style-name="P282">add a, a</text:p>
      <text:p text:style-name="P282">add a, a<text:tab/><text:tab/><text:tab/>// *<text:span text:style-name="T110">8 = 0x10 (16)</text:span></text:p>
      <text:p text:style-name="P282">ld l, a</text:p>
      <text:p text:style-name="P282">ld h, $00</text:p>
      <text:p text:style-name="P282">ld de, _DATA_F5B9_<text:tab/>// <text:span text:style-name="T110">B5B9</text:span></text:p>
      <text:p text:style-name="P285">add hl, de<text:tab/><text:tab/><text:tab/>// <text:span text:style-name="T110">B5B9 + 10 = B5C9 == F5C9</text:span></text:p>
      <text:p text:style-name="P282">ld a, (hl)<text:tab/><text:tab/><text:tab/>// <text:span text:style-name="T110">18</text:span></text:p>
      <text:p text:style-name="P282">ld (_RAM_C240_), a</text:p>
      <text:p text:style-name="P282">ld de, _RAM_C248_<text:tab/><text:tab/>// <text:bookmark-start text:name="__DdeLink__5522_1732120304"/><text:span text:style-name="T110">C248</text:span><text:bookmark-end text:name="__DdeLink__5522_1732120304"/></text:p>
      <text:p text:style-name="P282">ld bc, $0008</text:p>
      <text:p text:style-name="P285">ldir<text:tab/><text:tab/><text:tab/><text:tab/>// <text:span text:style-name="T110">$18 $1C $00 $14 $2E $19 $1D $2E → C248</text:span></text:p>
      <text:p text:style-name="P282">ld a, (_RAM_C249_)<text:tab/>// <text:span text:style-name="T111">1C</text:span></text:p>
      <text:p text:style-name="P282">ld (_RAM_C248_), a<text:tab/>// <text:span text:style-name="T111">C248 = 1C</text:span></text:p>
      <text:p text:style-name="P282">ld a, (_RAM_C24D_)<text:tab/>// <text:span text:style-name="T111">19</text:span></text:p>
      <text:p text:style-name="P282">ld (_RAM_C250_), a<text:tab/>// <text:span text:style-name="T111">C250 = 19</text:span></text:p>
      <text:p text:style-name="P282">ret</text:p>
      <text:p text:style-name="P282"/>
      <text:p text:style-name="P287">палитра</text:p>
      <text:p text:style-name="P287">18 00 3F 06 2F 0B 0C 04 1C <text:span text:style-name="T71">1C 00 14 2E 19 1D 2E (F5C9)</text:span></text:p>
      <text:p text:style-name="P287"><text:span text:style-name="T112">19</text:span> <text:span text:style-name="T71">00 3F 30 38 03 0B 0F</text:span> 38 34 06 01 2A 25 08 0C</text:p>
      <text:p text:style-name="P286"/>
      <text:p text:style-name="P282"/>
      <text:p text:style-name="P282">06DF3: Watchpoint hit: Reading 86 from F624</text:p>
      <text:p text:style-name="P282">06D9B: Watchpoint hit: Reading 00 from F621</text:p>
      <text:p text:style-name="P282"/>
      <text:p text:style-name="P288">надо узнать, как номер подземелья попадает в память C30D</text:p>
      <text:p text:style-name="P288"/>
      <text:p text:style-name="P289">_LABEL_78BD_:<text:tab/></text:p>
      <text:p text:style-name="P289"><text:tab/><text:tab/>cp $0A</text:p>
      <text:p text:style-name="P289"><text:tab/><text:tab/>jp nz, +</text:p>
      <text:p text:style-name="P289"><text:tab/><text:tab/>ld (_RAM_C202_), a<text:tab/>// 0A → C202</text:p>
      <text:p text:style-name="P289">HL = AA8E</text:p>
      <text:p text:style-name="P289"><text:tab/><text:tab/>inc hl<text:tab/><text:tab/><text:tab/>// AA8F == EA8F</text:p>
      <text:p text:style-name="P289"><text:tab/><text:tab/>ld d, (hl)</text:p>
      <text:p text:style-name="P289"><text:tab/><text:tab/>inc hl</text:p>
      <text:p text:style-name="P289"><text:tab/><text:tab/>ld e, (hl)<text:tab/><text:tab/><text:tab/>// <text:bookmark-start text:name="__DdeLink__5527_1732120304"/>025E<text:bookmark-end text:name="__DdeLink__5527_1732120304"/></text:p>
      <text:p text:style-name="P289"><text:tab/><text:tab/>ld (_RAM_C30C_), de</text:p>
      <text:p text:style-name="P289"><text:tab/><text:tab/>inc hl</text:p>
      <text:p text:style-name="P289"><text:tab/><text:tab/>ld a, (hl)</text:p>
      <text:p text:style-name="P289"><text:tab/><text:tab/>ld (_RAM_C30A_), a</text:p>
      <text:p text:style-name="P289"><text:tab/><text:tab/>ld hl, (_RAM_C311_)<text:tab/>// <text:span text:style-name="T114">00 A0, Y mirror</text:span></text:p>
      <text:p text:style-name="P289"><text:tab/><text:tab/>ld (_RAM_C305_), hl<text:tab/></text:p>
      <text:p text:style-name="P290"><text:tab/><text:tab/>ld hl, (_RAM_C313_)<text:tab/>// <text:span text:style-name="T114">06 40 <text:s/>X mirror</text:span></text:p>
      <text:p text:style-name="P289"><text:tab/><text:tab/>ld (_RAM_C301_), hl</text:p>
      <text:p text:style-name="P289"><text:tab/><text:tab/>xor a</text:p>
      <text:p text:style-name="P289"><text:tab/><text:tab/>ld (_RAM_C30E_), a</text:p>
      <text:p text:style-name="P289"><text:tab/><text:tab/>jp _LABEL_7908_</text:p>
      <text:p text:style-name="P289"><text:tab/></text:p>
      <text:p text:style-name="P289">+:<text:tab/></text:p>
      <text:p text:style-name="P289"><text:tab/><text:tab/>cp $0C</text:p>
      <text:p text:style-name="P289"><text:tab/><text:tab/>ret nz</text:p>
      <text:p text:style-name="P289"><text:tab/><text:tab/>ld (_RAM_C202_), a</text:p>
      <text:p text:style-name="P289"><text:tab/><text:tab/>inc hl</text:p>
      <text:p text:style-name="P289"><text:tab/><text:tab/>ld a, (hl)</text:p>
      <text:p text:style-name="P289"><text:tab/><text:tab/>ld (_RAM_C29E_), a</text:p>
      <text:p text:style-name="P289"><text:tab/><text:tab/>inc hl</text:p>
      <text:p text:style-name="P289"><text:tab/><text:tab/>ld a, (hl)</text:p>
      <text:p text:style-name="P289"><text:tab/><text:tab/>inc hl</text:p>
      <text:p text:style-name="P289"><text:soft-page-break/><text:tab/><text:tab/>ld h, (hl)</text:p>
      <text:p text:style-name="P289"><text:tab/><text:tab/>ld l, a</text:p>
      <text:p text:style-name="P289"><text:tab/><text:tab/>ld (_RAM_C2DB_), hl</text:p>
      <text:p text:style-name="P289"><text:tab/><text:tab/>xor a</text:p>
      <text:p text:style-name="P289"><text:tab/><text:tab/>ld (_RAM_C29D_), a</text:p>
      <text:p text:style-name="P289"><text:tab/><text:tab/>ld hl, (_RAM_C311_)</text:p>
      <text:p text:style-name="P289"><text:tab/><text:tab/>ld (_RAM_C305_), hl</text:p>
      <text:p text:style-name="P289"><text:tab/><text:tab/>ld hl, (_RAM_C313_)</text:p>
      <text:p text:style-name="P289"><text:tab/><text:tab/>ld (_RAM_C301_), hl</text:p>
      <text:p text:style-name="P289">_LABEL_7908_:<text:tab/></text:p>
      <text:p text:style-name="P289"><text:tab/><text:tab/>ld a, (_RAM_C810_)</text:p>
      <text:p text:style-name="P289"><text:tab/><text:tab/>ld (_RAM_C2D7_), a</text:p>
      <text:p text:style-name="P289"><text:tab/><text:tab/>ld hl, _RAM_C26F_</text:p>
      <text:p text:style-name="P289"><text:tab/><text:tab/>ld de, _RAM_C26F_ + 1</text:p>
      <text:p text:style-name="P289"><text:tab/><text:tab/>ld bc, $0017</text:p>
      <text:p text:style-name="P289"><text:tab/><text:tab/>ld (hl), $00</text:p>
      <text:p text:style-name="P289"><text:tab/><text:tab/>ldir</text:p>
      <text:p text:style-name="P289"><text:tab/><text:tab/>ld hl, _RAM_C800_</text:p>
      <text:p text:style-name="P289"><text:tab/><text:tab/>ld de, _RAM_C800_ + 1</text:p>
      <text:p text:style-name="P289"><text:tab/><text:tab/>ld bc, $00FF</text:p>
      <text:p text:style-name="P289"><text:tab/><text:tab/>ld (hl), $00</text:p>
      <text:p text:style-name="P289"><text:tab/><text:tab/>ldir</text:p>
      <text:p text:style-name="P289"><text:tab/><text:tab/>pop hl</text:p>
      <text:p text:style-name="P289"><text:tab/><text:tab/>ret</text:p>
      <text:p text:style-name="P289"/>
      <text:p text:style-name="P289"/>
      <text:p text:style-name="P291"/>
      <text:p text:style-name="P291"/>
      <text:p text:style-name="P302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91"/>
      <text:p text:style-name="P291"/>
      <text:p text:style-name="P301">Baya Malay Cave E95<text:span text:style-name="T117">5</text:span></text:p>
      <text:p text:style-name="P301"><text:span text:style-name="T117">0A </text:span>00 5A 00 2B 16</text:p>
      <text:p text:style-name="P291"/>
      <text:p text:style-name="P293">Medusa“s Cave 0xE96<text:span text:style-name="T117">7</text:span></text:p>
      <text:p text:style-name="P302">0A <text:span text:style-name="T114">00 DC 00 46 76</text:span></text:p>
      <text:p text:style-name="P294"/>
      <text:p text:style-name="P295">Scion Cave: 0xE96<text:span text:style-name="T117">D</text:span></text:p>
      <text:p text:style-name="P295"><text:span text:style-name="T117">0A </text:span>13 DE 00 09 62</text:p>
      <text:p text:style-name="P295"/>
      <text:p text:style-name="P296">E9A<text:span text:style-name="T117">9</text:span> <text:span text:style-name="T116">холм</text:span></text:p>
      <text:p text:style-name="P298"><text:span text:style-name="T117">0A </text:span>14 CB 00 26 68</text:p>
      <text:p text:style-name="P296"/>
      <text:p text:style-name="P300">E9B<text:span text:style-name="T117">5</text:span> тюрьма</text:p>
      <text:p text:style-name="P300"><text:span text:style-name="T117">0A </text:span>01 D2 00 28 64 <text:span text:style-name="T21">08</text:span> 0E 11 13 70</text:p>
      <text:p text:style-name="P296"/>
      <text:p text:style-name="P292">Camineet Warehouse 0x<text:span text:style-name="T113">EA8E</text:span></text:p>
      <text:p text:style-name="P292"><text:span text:style-name="T117">0A </text:span><text:bookmark-start text:name="__DdeLink__5530_1732120304"/>02 5E 00 12 5E <text:bookmark-end text:name="__DdeLink__5530_1732120304"/></text:p>
      <text:p text:style-name="P292">02 <text:tab/>C30D<text:tab/>// <text:span text:style-name="T115">Dungeon ID</text:span></text:p>
      <text:p text:style-name="P292">5E <text:tab/>C30C<text:tab/>// Room ID</text:p>
      <text:p text:style-name="P292">00 <text:tab/>C30A<text:tab/>// Direction</text:p>
      <text:p text:style-name="P292"/>
      <text:p text:style-name="P298">EB7<text:span text:style-name="T117">2</text:span> — г<text:span text:style-name="T21">отик </text:span><text:span text:style-name="T22">данж</text:span></text:p>
      <text:p text:style-name="P298"><text:span text:style-name="T117">0A </text:span>00 2E 02 17 25 </text:p>
      <text:p text:style-name="P299">смешно, но выход в аэропорт обрабатывается где-то по-иному</text:p>
      <text:p text:style-name="P298"/>
      <text:p text:style-name="P298">EBD9 подземелье сумасшедшего доктора</text:p>
      <text:p text:style-name="P298">02 12 01 4B 20 0A 02 DE 00 55 19 0C</text:p>
      <text:p text:style-name="P297"/>
      <text:p text:style-name="P295">Drasgow Warehouse 0xEC9A</text:p>
      <text:p text:style-name="P295">15 D1 00 19 23 0C 08 57 0D 21 1B 0C 08 56 03 22</text:p>
      <text:p text:style-name="P295"/>
      <text:p text:style-name="P300">Governor: ED5A</text:p>
      <text:p text:style-name="P300"><text:soft-page-break/>21 D4 00 21 23 0C 08 38 31 23 25 0C 10 33 07 23 27 0C</text:p>
      <text:p text:style-name="P300"/>
      <text:p text:style-name="P300"/>
      <text:p text:style-name="P303"/>
      <text:p text:style-name="P304">Характеристики вещей <text:span text:style-name="T118">(64)</text:span> (урон, защита)</text:p>
      <text:p text:style-name="P304"/>
      <text:p text:style-name="P304"/>
      <text:p text:style-name="P303">Phantasy Star (J) [!]</text:p>
      <text:p text:style-name="P303">Phantasy Star (J) [T+Eng1.02_SMS Power]</text:p>
      <text:p text:style-name="P303">0x1996</text:p>
      <text:p text:style-name="P303"/>
      <text:p text:style-name="P303">Phantasy Star (K) [!]</text:p>
      <text:p text:style-name="P303">0x19A3</text:p>
      <text:p text:style-name="P303"/>
      <text:p text:style-name="P303">Phantasy Star (UE) (V1.1) [!]</text:p>
      <text:p text:style-name="P303">Phantasy Star (UE) (V1.2) [!]</text:p>
      <text:p text:style-name="P303">Phantasy Star (B) [!]</text:p>
      <text:p text:style-name="P303">0x183A</text:p>
      <text:p text:style-name="P303"/>
      <text:p text:style-name="P303">00 03 04 0C 0A 0A 0A 15 1F 12 1E 1E 2E 32 3C 50 </text:p>
      <text:p text:style-name="P303">05 05 0F 14 1E 1E 3C 50 28 03 08 0F 17 28 1E 28 </text:p>
      <text:p text:style-name="P303">32 00 00 00 00 00 00 00 00 00 00 00 00 00 00 00 </text:p>
      <text:p text:style-name="P303">00 00 00 00 00 00 00 00 00 00 00 00 00 00 00 00</text:p>
      <text:p text:style-name="P303"/>
      <text:p text:style-name="P303"/>
      <text:p text:style-name="P305">Порядок оружия наводит на мысль, что мощь допиливали уже позже</text:p>
      <text:p text:style-name="P3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7T12:29:08.459161106</dc:date>
    <meta:editing-duration>P1DT21H41M1S</meta:editing-duration>
    <meta:editing-cycles>114</meta:editing-cycles>
    <meta:generator>LibreOffice/5.1.4.2$Linux_X86_64 LibreOffice_project/10m0$Build-2</meta:generator>
    <meta:document-statistic meta:table-count="57" meta:image-count="0" meta:object-count="0" meta:page-count="42" meta:paragraph-count="2141" meta:word-count="10790" meta:character-count="60002" meta:non-whitespace-character-count="50870"/>
  </office:meta>
</office:document-meta>
</file>